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Arial" svg:font-family="'Liberation SansAria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154cm"/>
    </style:style>
    <style:style style:name="co2" style:family="table-column">
      <style:table-column-properties fo:break-before="auto" style:column-width="29.90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diagonal-bl-tr="none" style:diagonal-tl-br="none" fo:border="none"/>
    </style:style>
    <style:style style:name="ce3" style:family="table-cell" style:parent-style-name="Default">
      <style:table-cell-properties style:diagonal-bl-tr="none" style:diagonal-tl-br="none" fo:border="none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Ibatis Id</text:p>
          </table:table-cell>
          <table:table-cell table:style-name="ce1" office:value-type="string">
            <text:p>Statement</text:p>
          </table:table-cell>
          <table:table-cell table:number-columns-repeated="1022"/>
        </table:table-row>
        <table:table-row table:style-name="ro1" table:number-rows-repeated="3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"/>
          <table:table-cell table:style-name="ce1" office:value-type="string">
            <text:p>HP, WIDGET etc.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lect * from HOMEPAGE.HP_TAB where DEFAULT_NAME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HOMEPAGE.HP_TAB where TAB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HOMEPAGE.HP_TAB_INST HP_TAB_INST, HOMEPAGE.HP_TAB HP_TAB where HP_TAB_INST.TAB_INST_ID = ? AND HP_TAB.TAB_ID=HP_TAB_INST.TAB_I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HOMEPAGE.HP_TAB_INST HP_TAB_INST, HOMEPAGE.HP_UI HP_UI, HOMEPAGE.HP_TAB HP_TAB where HP_TAB_INST.TAB_NAME = ? AND HP_UI.PERSON_ID=? AND HP_UI.UI_ID = HP_TAB_INST.UI_ID AND HP_TAB.TAB_ID=HP_TAB_INST.TAB_I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HOMEPAGE.HP_WIDGET_TAB where TAB_ID = ? order by WIDGET_TAB_I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HOMEPAGE.HP_WIDGET_TAB where WIDGET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HP_WIDGET_INST.WIDGET_INST_ID, HP_WIDGET_INST.WIDGET_ID, HP_WIDGET_INST.TAB_INST_ID, HP_WIDGET_INST.WIDGET_SETTING, HP_WIDGET_INST.CONTAINER, HP_WIDGET_INST.ORDER_SEQUENCE, HP_WIDGET_INST.IS_FIXED, HP_WIDGET_INST.IS_TOGGLED, HP_WIDGET_INST.LAST_MODIFIED, HP_WIDGET_INST.LAST_UPDATED, HP_WIDGET_INST.ORGANIZATION_ID from HOMEPAGE.HP_TAB_INST HP_TAB_INST, HOMEPAGE.HP_WIDGET_INST HP_WIDGET_INST where HP_TAB_INST.TAB_INST_ID = ? AND HP_WIDGET_INST.TAB_INST_ID = HP_TAB_INST.TAB_INST_I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HOMEPAGE.PREREQ WHERE WIDGET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WIDGET_ID FROM HOMEPAGE.WIDGET WHERE WIDGET_ENABLED = -1 AND WIDGET_ID in ( ? , ? , ? , ? , ? , ? , ? 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WIDGET_ID FROM HOMEPAGE.WIDGET WHERE WIDGET_ENABLED = -1 AND WIDGET_ID in ( ? , ? , ? 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WIDGET_ID, WIDGET_TITLE, WIDGET_TEXT, WIDGET_URL, WIDGET_ICON, WIDGET_ENABLED, WIDGET_SYSTEM, WIDGET_HOMEPAGE_SPECIFIC, WIDGET_PREVIEW_IMAGE, WIDGET_CATEGORY, WIDGET_IS_DEFAULT_OPENED, WIDGET_MULTIPLE_INSTANCES, WIDGET_MARKED_CACHABLE, WIDGET_SECURE_URL, WIDGET_SECURE_ICON, IS_GADGET, WIDGET_POLICY_FLAGS, WIDGET_EXT_PROPERTIES, PROXY_POLICY, SHARE_ORDER FROM HOMEPAGE.WIDGET WHERE WIDGET_ENABLED &lt;&gt; -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WIDGET_ID, WIDGET_TITLE, WIDGET_TEXT, WIDGET_URL, WIDGET_ICON, WIDGET_ENABLED, WIDGET_SYSTEM, WIDGET_HOMEPAGE_SPECIFIC, WIDGET_PREVIEW_IMAGE, WIDGET_CATEGORY, WIDGET_IS_DEFAULT_OPENED, WIDGET_MULTIPLE_INSTANCES, WIDGET_MARKED_CACHABLE, WIDGET_SECURE_URL, WIDGET_SECURE_ICON, IS_GADGET, WIDGET_POLICY_FLAGS, WIDGET_EXT_PROPERTIES, PROXY_POLICY, SHARE_ORDER FROM HOMEPAGE.WIDGET WHERE WIDGET_ID = ? AND WIDGET_ENABLED = 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/>
          <table:table-cell table:style-name="ce3" office:value-type="string">
            <text:p>MT_ORGANIZA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LECT * FROM HOMEPAGE.MT_ORGANIZ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HOMEPAGE.MT_ORGANIZATION WHERE ORGANIZATION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ORGANIZATION_ID FROM HOMEPAGE.MT_ORGANIZATION WHERE ORGANIZATION_EXID = 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NR_TEMPLATE, NR_CATEGORY_TYPE, SOURCE_TYPE and COMM_SETTING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lect * from HOMEPAGE.NR_COMM_SETTINGS where COMM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HOMEPAGE.NR_TEMPL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HOMEPAGE.NR_CATEGORY_TYP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OURCE_TYPE_ID, SOURCE, SOURCE_TYPE, DISPLAY_NAME, IMAGE_URL, PUBLISHED, UPDATED, IS_ENABLED, SUMMARY, ORGANIZATION_ID, URL, URL_SSL, IMAGE_URL_SSL, IS_DIGEST_ENABLED, DEFAULT_DIGEST_FREQUENCY, IS_DIGEST_LOCKED from HOMEPAGE.NR_SOURCE_TYPE where IS_DIGEST_ENABLED = 1 AND IS_ENABLED = 1 AND ORGANIZATION_ID = ? order by SOURCE_TYPE A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OURCE_TYPE_ID, SOURCE, SOURCE_TYPE, DISPLAY_NAME, IMAGE_URL, PUBLISHED, UPDATED, IS_ENABLED, SUMMARY, ORGANIZATION_ID, URL, URL_SSL, IMAGE_URL_SSL, IS_DIGEST_ENABLED, DEFAULT_DIGEST_FREQUENCY, IS_DIGEST_LOCKED from HOMEPAGE.NR_SOURCE_TYPE WHERE ORGANIZATION_ID = ? order by SOURCE_TYPE A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OURCE_TYPE_ID, SOURCE, SOURCE_TYPE, DISPLAY_NAME, IMAGE_URL, PUBLISHED, UPDATED, IS_ENABLED, SUMMARY, ORGANIZATION_ID, URL, URL_SSL, IMAGE_URL_SSL, IS_DIGEST_ENABLED, DEFAULT_DIGEST_FREQUENCY, IS_DIGEST_LOCKED FROM HOMEPAGE.NR_SOURCE_TYPE WHERE SOURCE = ? AND ORGANIZATION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OURCE_TYPE_ID, SOURCE, SOURCE_TYPE, DISPLAY_NAME, IMAGE_URL, PUBLISHED, UPDATED, IS_ENABLED, SUMMARY, ORGANIZATION_ID, URL, URL_SSL, IMAGE_URL_SSL, IS_DIGEST_ENABLED, DEFAULT_DIGEST_FREQUENCY, IS_DIGEST_LOCKED from HOMEPAGE.NR_SOURCE_TYPE_DEFAULT order by SOURCE_TYPE A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OURCE_TYPE_ID, SOURCE, SOURCE_TYPE, DISPLAY_NAME, IMAGE_URL, PUBLISHED, UPDATED, IS_ENABLED, SUMMARY, ORGANIZATION_ID, URL, URL_SSL, IMAGE_URL_SSL, IS_DIGEST_ENABLED, DEFAULT_DIGEST_FREQUENCY, IS_DIGEST_LOCKED FROM HOMEPAGE.NR_SOURCE_TYPE_DEFAULT WHERE SOURCE = ?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/>
          <table:table-cell table:style-name="ce3" office:value-type="string">
            <text:p>FOLLOW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LECT * FROM HOMEPAGE.NR_COMM_FOLLOW WHERE PERSON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HOMEPAGE.NR_COMM_PERSON_FOLLOW WHERE PERSON_ID = ? AND IS_READER_COMM = 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HOMEPAGE.NR_RESOURCE WHERE RESOURCE_TYPE = ? AND CONTAINER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  <table:table-cell/>
          <table:table-cell table:style-name="ce2" office:value-type="string">
            <text:p>SELECT COUNT(*) FROM HOMEPAGE.NR_COMM_FOLLOW WHERE PERSON_ID=? AND COMMUNITY_ID=?</text:p>
          </table:table-cell>
        </table:table-row>
        <table:table-row table:style-name="ro1">
          <table:table-cell/>
          <table:table-cell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  <table:table-cell/>
          <table:table-cell table:style-name="ce2" office:value-type="string">
            <text:p>SELECT COLLEAGUE_ID FROM HOMEPAGE.NR_NETWORK WHERE PERSON_ID = ?</text:p>
          </table:table-cell>
        </table:table-row>
        <table:table-row table:style-name="ro1">
          <table:table-cell/>
          <table:table-cell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  <table:table-cell/>
          <table:table-cell table:style-name="ce2" office:value-type="string">
            <text:p>SELECT CONTAINER_NAME FROM HOMEPAGE.NR_RESOURCE WHERE RESOURCE_TYPE = ?</text:p>
          </table:table-cell>
        </table:table-row>
        <table:table-row table:style-name="ro1">
          <table:table-cell/>
          <table:table-cell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  <table:table-cell/>
          <table:table-cell table:style-name="ce2" office:value-type="string">
            <text:p>SELECT count(*) FROM HOMEPAGE.NR_FOLLOWS WHERE RESOURCE_ID = ?</text:p>
          </table:table-cell>
        </table:table-row>
        <table:table-row table:style-name="ro1">
          <table:table-cell/>
          <table:table-cell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</table:table-row>
        <table:table-row table:style-name="ro1">
          <table:table-cell/>
          <table:table-cell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  <table:table-cell/>
          <table:table-cell table:style-name="ce2" office:value-type="string">
            <text:p>SELECT DISTINCT * FROM HOMEPAGE.NR_COMM_PERSON_FOLLOW NR_COMM_PERSON_FOLLOW, HOMEPAGE.NR_AGGREGATED_READERS NR_AGGREGATED_READERS WHERE IS_VISIBLE = 1 AND NR_COMM_PERSON_FOLLOW.PERSON_ID= ? AND NR_COMM_PERSON_FOLLOW.PERSON_COMMUNITY_ID = NR_AGGREGATED_READERS.READER_ID AND STORY_ID = ?</text:p>
          </table:table-cell>
        </table:table-row>
        <table:table-row table:style-name="ro1">
          <table:table-cell/>
          <table:table-cell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  <table:table-cell/>
          <table:table-cell table:style-name="ce2" office:value-type="string">
            <text:p>SELECT PERSON_COMMUNITY_ID FROM HOMEPAGE.NR_COMM_PERSON_FOLLOW WHERE PERSON_ID = ?</text:p>
          </table:table-cell>
        </table:table-row>
        <table:table-row table:style-name="ro1">
          <table:table-cell/>
          <table:table-cell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  <table:table-cell/>
          <table:table-cell table:style-name="ce2" office:value-type="string">
            <text:p>SELECT PERSON_ID FROM HOMEPAGE.NR_FOLLOWS WHERE RESOURCE_ID = ?</text:p>
          </table:table-cell>
        </table:table-row>
        <table:table-row table:style-name="ro1">
          <table:table-cell/>
          <table:table-cell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  <table:table-cell/>
          <table:table-cell table:style-name="ce2" office:value-type="string">
            <text:p>SELECT COUNT(COLLEAGUE_ID) FROM HOMEPAGE.NR_NETWORK WHERE PERSON_ID = ?</text:p>
          </table:table-cell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"/>
          <table:table-cell table:style-name="ce1" office:value-type="string">
            <text:p>OAUTH, GADGET Etc...</text:p>
          </table:table-cell>
          <table:table-cell table:style-name="ce1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LECT * from HOMEPAGE.OAUTH2_CLIENT WHERE NAME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HOMEPAGE.OAUTH2_PROVIDER WHERE NAME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HOMEPAGE.OAUTH2_TOKEN WHERE URI = ? AND SERVICE_NAME = ? AND PERSON_ID = ? AND SCOPE = ? AND TTYPE = ? ORDER BY EXPIRES DESC, ID DE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HOMEPAGE.OH2P_CLIENTCFG WHERE COMPONENTID = ? AND CLIENT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C.NAME, C.PROVIDER_NAME, C.REDIRECT_URI, C.CTYPE, C.GRANT_TYPE, C.CLIENT_ID, C.CLIENT_SECRET, C.ALLOWED_DOMAINS, B.URI, B.SECURE_URI, B.SERVICE_NAME, B.OVERRIDES, P.AUTH_HEADER, P.AUTH_URL, P.TOKEN_URL, P.URL_PARAM, P.CLIENT_AUTH FROM HOMEPAGE.OAUTH2_CLIENT C, HOMEPAGE.OAUTH2_GADGET_BINDING B, HOMEPAGE.OAUTH2_PROVIDER P WHERE C.NAME=B.CLIENT_NAME AND C.PROVIDER_NAME=P.NAME AND B.URI_SHA1 = ? AND B.SERVICE_NAME=? UNION SELECT C.NAME, C.PROVIDER_NAME, C.REDIRECT_URI, C.CTYPE, C.GRANT_TYPE, C.CLIENT_ID, C.CLIENT_SECRET, C.ALLOWED_DOMAINS, B.URI, B.SECURE_URI, B.SERVICE_NAME, B.OVERRIDES, P.AUTH_HEADER, P.AUTH_URL, P.TOKEN_URL, P.URL_PARAM, P.CLIENT_AUTH FROM HOMEPAGE.OAUTH2_CLIENT C, HOMEPAGE.OAUTH2_GADGET_BINDING B, HOMEPAGE.OAUTH2_PROVIDER P WHERE C.NAME=B.CLIENT_NAME AND C.PROVIDER_NAME=P.NAME AND B.SECURE_URI_SHA1 = ? AND B.SERVICE_NAME=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COUNT(*) AS "TOTAL" FROM HOMEPAGE.OH2P_CACHE WHERE COMPONENTID =? AND CLIENTID =? AND USERNAME =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ID, WIDGET_ID, URI_SHA1, SERVICE_NAME, URI, CLIENT_NAME, OVERRIDES, SECURE_URI_SHA1, SECURE_URI FROM HOMEPAGE.OAUTH2_GADGET_BINDING B where B.WIDGET_ID = ? AND B.SERVICE_NAME=?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>
            <text:p>SEARCH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>
            <text:p>SELECT * FROM HOMEPAGE.SR_ALLTASKSDEF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HOMEPAGE.SR_ECM_DOCUMENT_TYPE_LABEL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HOMEPAGE.SR_FILESCONTENT WHERE STATUS=0 AND CLAIMED=0 AND PROCESSOR=' ' FETCH FIRST 40 ROWS ONLY OPTIMIZE FOR 40 ROW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HOMEPAGE.SR_INDEX_DOCS WHERE CRAWLING_VERSION &gt; ? AND ( UPDATE_TIME &gt; ? ) AND SERVICE=? AND RESUME_POINT IS NOT NULL AND ACTION&lt;&gt;3 AND CRAWLING_VERSION &lt;= ? ORDER BY UPDATE_TIME ASC,DOCUMENT_ID ASC FETCH FIRST 100 ROWS ONLY OPTIMIZE FOR 100 ROW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HOMEPAGE.SR_INDEX_MANAGEMEN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HOMEPAGE.SR_INDEX_MANAGEMENT WHERE NODE_ID IN ( ? ) ORDER BY LAST_CRAWLING_VERSION DE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HOMEPAGE.SR_INDEX_MANAGEMENT WHERE NODE_ID=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HOMEPAGE.SR_RESUME_TOKENS WHERE NODE_ID=? AND SERVICE=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HOMEPAGE.SR_STATS WHERE STAT_KEY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A1.DOCUMENT_ID FROM HOMEPAGE.SR_INDEX_DOCS A1,( SELECT T1.DOCUMENT_ID FROM HOMEPAGE.SR_INDEX_DOCS T1,( SELECT FILES_REF_ID,MAX(UPDATE_TIME) AS UPDATE_TIME FROM HOMEPAGE.SR_INDEX_DOCS WHERE FILES_REF_ID IS NOT NULL GROUP BY FILES_REF_ID ) T2 WHERE T1.FILES_REF_ID IS NOT NULL AND T1.FILES_REF_ID=T2.FILES_REF_ID AND T1.UPDATE_TIME &lt;&gt; T2.UPDATE_TIME AND T1.CRAWLING_VERSION &lt;= ? ORDER BY T1.UPDATE_TIME ASC FETCH FIRST 100 ROWS ONLY ) A2 WHERE A1.DOCUMENT_ID=A2.DOCUMENT_I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COUNT(*) FROM HOMEPAGE.SR_INDEX_DOCS WHERE CRAWLING_VERSION &lt; 1374056160986 AND RESUME_POINT IS NOT NULL AND ACTION&lt;&gt;3 AND ( ( SERVICE='blogs' AND CRAWLING_VERSION &gt; 1373987912587 ) OR ( SERVICE='forums' AND CRAWLING_VERSION &gt; 1373987912587 ) OR ( SERVICE='wikis' AND CRAWLING_VERSION &gt; 1373987912587 ) OR ( SERVICE='communities' AND CRAWLING_VERSION &gt; 1373987912587 ) OR ( SERVICE='files' AND CRAWLING_VERSION &gt; 1373987912587 ) OR ( SERVICE='profiles' AND CRAWLING_VERSION &gt; 1373988660592 ) OR ( SERVICE='activities' AND CRAWLING_VERSION &gt; 1373987912587 ) OR ( SERVICE='dogear' AND CRAWLING_VERSION &gt; 1373987912587 ) OR ( SERVICE='status_updates' AND CRAWLING_VERSION &gt; 1374055260817 ) OR ( SERVICE='calendar' AND CRAWLING_VERSION &gt; 1373987912587 ) 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COUNT(*) FROM HOMEPAGE.SR_INDEX_MANAGEMEN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COUNT(*) FROM HOMEPAGE.SR_INDEX_MANAGEMENT WHERE INDEXER&lt;&gt;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DOCUMENT_ID FROM HOMEPAGE.SR_INDEX_DOCS WHERE UPDATE_TIME &lt; ? FETCH FIRST 1000 ROWS ONL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GSP_ID,GSP_NAME,GSP_VALUE,GSP_TYPE FROM HOMEPAGE.SR_GLOBAL_SAND_PROPS WHERE GSP_NAME LIKE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MAX(CRAWLING_VERSION) FROM HOMEPAGE.SR_INDEX_DOCS WHERE RESUME_POINT IS NOT NULL AND ACTION&lt;&gt;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MIN(CRAWLING_VERSION) FROM HOMEPAGE.SR_INDEX_DOCS WHERE RESUME_POINT IS NOT NULL AND ACTION&lt;&gt;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NODE_ID FROM (SELECT NODE_ID,COUNT(*) AS NUM FROM HOMEPAGE.SR_RESUME_TOKENS WHERE SERVICE IN ( ? , ? , ? , ? , ? , ? , ? , ? , ? , ? ) AND TOKEN IS NOT NULL AND TOKEN &lt;&gt; ' ' GROUP BY NODE_ID) t1 WHERE t1.NUM = ? GROUP BY NODE_I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NODE_ID FROM (SELECT NODE_ID,COUNT(*) AS NUM FROM HOMEPAGE.SR_RESUME_TOKENS WHERE SERVICE IN ( ? ) AND TOKEN IS NOT NULL AND TOKEN &lt;&gt; ' ' GROUP BY NODE_ID) t1 WHERE t1.NUM = ? GROUP BY NODE_I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T1.STAT_ID AS STAT_ID, T1.STAT_KEY AS STAT_KEY, T1.STAT_TYPE AS STAT_TYPE, T1.UPDATED AS UPDATED, T2.AVERAGE AS AVERAGE, T2.MINIMUM AS MINIMUM, T2.MAXIMUM AS MAXIMUM, T2.COUNTER AS COUNTER, T2.TIMER_STAT_ID AS TIMER_STAT_ID from HOMEPAGE.SR_STATS T1, HOMEPAGE.SR_TIMER_STATS T2 where T1.STAT_ID=T2.STAT_ID AND T1.STAT_KEY=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T1.STAT_ID AS STAT_ID, T1.STAT_KEY AS STAT_KEY, T1.STAT_TYPE AS STAT_TYPE, T1.UPDATED AS UPDATED, T2.STAT_VALUE AS STAT_VALUE, T2.NUMBER_STAT_ID AS NUMBER_STAT_ID from HOMEPAGE.SR_STATS T1, HOMEPAGE.SR_NUMBER_STATS T2 where T1.STAT_ID=T2.STAT_ID AND T1.STAT_KEY=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T1.TASK_ID AS PARENT_TASK_ID, T1.TASK_NAME AS PARENT_TASK_NAME, T1.INTERVAL AS PARENT_TASK_INTERVAL, T1.STARTBY AS PARENT_TASK_STARTBY, T1.ENABLED AS PARENT_TASK_ENABLED, T2.FILECONTENT_TASK_ID AS FILECONTENT_TASK_ID, T2.FILE_CONTENT_TASK_SERVICES AS FILE_CONTENT_TASK_SERVICES, T2.CONTENT_FAILURES_ONLY AS CONTENT_FAILURES_ONLY FROM HOMEPAGE.SR_TASKDEF T1,HOMEPAGE.SR_FILECONTENTTASKDEF T2 WHERE T1.TASK_ID=T2.TASK_ID AND T1.TASK_NAME=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T1.TASK_ID AS PARENT_TASK_ID, T1.TASK_NAME AS PARENT_TASK_NAME, T1.INTERVAL AS PARENT_TASK_INTERVAL, T1.STARTBY AS PARENT_TASK_STARTBY, T1.ENABLED AS PARENT_TASK_ENABLED, T2.INDEXING_TASK_ID AS INDEXING_TASK_ID, T2.INDEXING_TASK_SERVICES AS INDEXING_TASK_SERVICES, T2.INDEXING_TASK_OPTIMIZE AS INDEXING_TASK_OPTIMIZE from HOMEPAGE.SR_TASKDEF T1,HOMEPAGE.SR_INDEXINGTASKDEF T2 where T1.TASK_ID=T2.TASK_ID AND T1.TASK_NAME=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TASK_ID AS PARENT_TASK_ID, TASK_NAME AS PARENT_TASK_NAME, INTERVAL AS PARENT_TASK_INTERVAL, STARTBY AS PARENT_TASK_STARTBY, ENABLED AS PARENT_TASK_ENABLED FROM HOMEPAGE.SR_TASKDEF WHERE TASK_NAME=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TASKID, VERSION, ROW_VERSION, TASKTYPE, TASKSUSPENDED, CANCELLED, NEXTFIRETIME, STARTBYINTERVAL, STARTBYTIME, VALIDFROMTIME, VALIDTOTIME, REPEATINTERVAL, MAXREPEATS, REPEATSLEFT, TASKINFO, NAME, AUTOPURGE, FAILUREACTION, MAXATTEMPTS, QOS, PARTITIONID, CREATETIME from HOMEPAGE.LOTUSCONNECTIONSTASK where (NAME LIKE ? AND OWNERTOKEN=?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TASKID, VERSION, ROW_VERSION, TASKTYPE, TASKSUSPENDED, CANCELLED, NEXTFIRETIME, STARTBYINTERVAL, STARTBYTIME, VALIDFROMTIME, VALIDTOTIME, REPEATINTERVAL, MAXREPEATS, REPEATSLEFT, TASKINFO, NAME, AUTOPURGE, FAILUREACTION, MAXATTEMPTS, QOS, PARTITIONID, CREATETIME from HOMEPAGE.NR_SCHEDULER_TASK where (NAME LIKE ? AND OWNERTOKEN=?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TASKID, VERSION,ROW_VERSION, TASKTYPE, TASKSUSPENDED, CANCELLED, NEXTFIRETIME, STARTBYINTERVAL, STARTBYTIME, VALIDFROMTIME, VALIDTOTIME, REPEATINTERVAL, MAXREPEATS, REPEATSLEFT, TASKINFO, NAME, AUTOPURGE, FAILUREACTION, MAXATTEMPTS, QOS, PARTITIONID, CREATETIME from HOMEPAGE.LOTUSCONNECTIONSTASK where ((NEXTFIRETIME &lt; ?) AND (REPEATSLEFT &lt;&gt; 0) AND (CANCELLED = 0) AND (TASKSUSPENDED in (0, 4, 8, 12)) AND (((PARTITIONID &gt;= 5 AND PARTITIONID &lt;= 4100) OR (PARTITIONID IN (1, 2, 3, 4))))) ORDER BY NEXTFIRETIME A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TASKID, VERSION,ROW_VERSION, TASKTYPE, TASKSUSPENDED, CANCELLED, NEXTFIRETIME, STARTBYINTERVAL, STARTBYTIME, VALIDFROMTIME, VALIDTOTIME, REPEATINTERVAL, MAXREPEATS, REPEATSLEFT, TASKINFO, NAME, AUTOPURGE, FAILUREACTION, MAXATTEMPTS, QOS, PARTITIONID, CREATETIME from HOMEPAGE.LOTUSCONNECTIONSTASK where ((NEXTFIRETIME &lt; ?) AND (REPEATSLEFT &lt;&gt; 0) AND (CANCELLED = 0) AND (TASKSUSPENDED in (0, 4, 8, 12)) AND (((PARTITIONID &gt;= 5 AND PARTITIONID &lt;= 4100) OR (PARTITIONID IN (1, 2, 3, 4))))) UNION ALL SELECT TASKID, VERSION,ROW_VERSION, TASKTYPE, TASKSUSPENDED, CANCELLED, NEXTFIRETIME, STARTBYINTERVAL, STARTBYTIME, VALIDFROMTIME, VALIDTOTIME, REPEATINTERVAL, MAXREPEATS, REPEATSLEFT, TASKINFO, NAME, AUTOPURGE, FAILUREACTION, MAXATTEMPTS, QOS, PARTITIONID, CREATETIME from HOMEPAGE.LOTUSCONNECTIONSTASK where ((TASKSUSPENDED in (2, 3, 6, 7, 10, 11, 14, 15)) AND (((PARTITIONID &gt;= 5 AND PARTITIONID &lt;= 4100) OR (PARTITIONID IN (1, 2, 3, 4))))) ORDER BY TASKSUSPENDED DESC, NEXTFIRETIME A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TASKID, VERSION,ROW_VERSION, TASKTYPE, TASKSUSPENDED, CANCELLED, NEXTFIRETIME, STARTBYINTERVAL, STARTBYTIME, VALIDFROMTIME, VALIDTOTIME, REPEATINTERVAL, MAXREPEATS, REPEATSLEFT, TASKINFO, NAME, AUTOPURGE, FAILUREACTION, MAXATTEMPTS, QOS, PARTITIONID, CREATETIME from HOMEPAGE.NR_SCHEDULER_TASK where ((NEXTFIRETIME &lt; ?) AND (REPEATSLEFT &lt;&gt; 0) AND (CANCELLED = 0) AND (TASKSUSPENDED in (0, 4, 8, 12)) AND (((PARTITIONID &gt;= 5 AND PARTITIONID &lt;= 4100) OR (PARTITIONID IN (1, 2, 3, 4))))) ORDER BY NEXTFIRETIME A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TASKID, VERSION,ROW_VERSION, TASKTYPE, TASKSUSPENDED, CANCELLED, NEXTFIRETIME, STARTBYINTERVAL, STARTBYTIME, VALIDFROMTIME, VALIDTOTIME, REPEATINTERVAL, MAXREPEATS, REPEATSLEFT, TASKINFO, NAME, AUTOPURGE, FAILUREACTION, MAXATTEMPTS, QOS, PARTITIONID, CREATETIME from HOMEPAGE.NR_SCHEDULER_TASK where ((NEXTFIRETIME &lt; ?) AND (REPEATSLEFT &lt;&gt; 0) AND (CANCELLED = 0) AND (TASKSUSPENDED in (0, 4, 8, 12)) AND (((PARTITIONID &gt;= 5 AND PARTITIONID &lt;= 4100) OR (PARTITIONID IN (1, 2, 3, 4))))) UNION ALL SELECT TASKID, VERSION,ROW_VERSION, TASKTYPE, TASKSUSPENDED, CANCELLED, NEXTFIRETIME, STARTBYINTERVAL, STARTBYTIME, VALIDFROMTIME, VALIDTOTIME, REPEATINTERVAL, MAXREPEATS, REPEATSLEFT, TASKINFO, NAME, AUTOPURGE, FAILUREACTION, MAXATTEMPTS, QOS, PARTITIONID, CREATETIME from HOMEPAGE.NR_SCHEDULER_TASK where ((TASKSUSPENDED in (2, 3, 6, 7, 10, 11, 14, 15)) AND (((PARTITIONID &gt;= 5 AND PARTITIONID &lt;= 4100) OR (PARTITIONID IN (1, 2, 3, 4))))) ORDER BY TASKSUSPENDED DESC, NEXTFIRETIME A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URL FROM HOMEPAGE.SR_POST_FILTERING_SERVICE WHERE SERVICE_NAME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HOMEPAGE.SR_INDEX_DOCS SET RESUME_POINT=? WHERE RESUME_POINT IS NULL AND ACTION&lt;&gt;3 AND SERVICE=? AND CRAWLING_VERSION=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HOMEPAGE.SR_INDEX_MANAGEMENT SET LAST_CRAWLING_VERSION=?, OUT_OF_DATE=?, OUT_OF_SYNC=? WHERE NODE_ID=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HOMEPAGE.SR_NUMBER_STATS SET STAT_VALUE=? WHERE STAT_ID=(SELECT STAT_ID FROM HOMEPAGE.SR_STATS WHERE STAT_KEY=?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HOMEPAGE.SR_NUMBER_STATS SET STAT_VALUE=STAT_VALUE + ? WHERE STAT_ID=(SELECT STAT_ID FROM HOMEPAGE.SR_STATS WHERE STAT_KEY=?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HOMEPAGE.SR_RESUME_TOKENS SET TOKEN=?, SERVICE=? WHERE TOKEN_ID=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HOMEPAGE.SR_STATS SET UPDATED=? WHERE STAT_KEY=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HOMEPAGE.SR_TIMER_STATS SET AVERAGE=((AVERAGE * COUNTER + ?)/ (COUNTER + 1)), MINIMUM=(CASE WHEN MINIMUM&lt;? THEN MINIMUM ELSE ? END), MAXIMUM=(CASE WHEN MAXIMUM&gt;? THEN MAXIMUM ELSE ? END), COUNTER=COUNTER+1 WHERE STAT_ID = (SELECT STAT_ID FROM HOMEPAGE.SR_STATS WHERE STAT_KEY=?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>
            <text:p>MICROBLOGI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LECT ENTRY_ID, ENTRY_TYPE, CATEGORY_TYPE, SOURCE, SOURCE_TYPE, ITEM_ID, ITEM_URL, CONTAINER_ID, CREATION_DATE, UPDATE_DATE, ACTOR_UUID, IS_COMMUNITY_STORY, TARGET_SUBJECT_ID, TAGS, SL_IS_UPDATED, SL_IS_DELETED, SL_UPDATE_DATE, CONTENT, LAST_CONTRIBUTOR_ID, CONTENT_LOCALE, HTML_CONTENT, ORGANIZATION_ID FROM HOMEPAGE.BOARD_ENTRIES WHERE ITEM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HOMEPAGE.BOARD_ENTRIES.CONTAINER_ID FROM HOMEPAGE.BOARD_ENTRIES, HOMEPAGE.BOARD_COMMENTS WHERE HOMEPAGE.BOARD_COMMENTS.ITEM_ID = ? AND HOMEPAGE.BOARD_ENTRIES.ITEM_ID = HOMEPAGE.BOARD_COMMENTS.ENTRY_I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ACTOR_UUID FROM HOMEPAGE.BOARD_ENTRIES WHERE ITEM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BOARD_COMMENTS.ITEM_ID COMMENT_ITEM_ID, BOARD_MENTIONS.BOARD_MENTIONS_ID BOARD_MENTIONS_ID, BOARD_MENTIONS.ITEM_ID ITEM_ID, BOARD_MENTIONS.PERSON_ID PERSON_ID, BOARD_MENTIONS.LABEL LABEL, BOARD_MENTIONS.WAS_ITEM_VISIBLE WAS_ITEM_VISIBLE FROM HOMEPAGE.BOARD_COMMENTS BOARD_COMMENTS, HOMEPAGE.BOARD_MENTIONS BOARD_MENTIONS WHERE BOARD_COMMENTS.ITEM_ID = BOARD_MENTIONS.ITEM_ID AND BOARD_COMMENTS.CREATION_DATE &gt;= ? ORDER BY COMMENT_ITEM_I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BOARD_ENTRIES.ENTRY_ID E_ENTRY_ID, BOARD_ENTRIES.ENTRY_TYPE E_ENTRY_TYPE, BOARD_ENTRIES.CATEGORY_TYPE E_CATEGORY_TYPE, BOARD_ENTRIES.SOURCE E_SOURCE, BOARD_ENTRIES.SOURCE_TYPE E_SOURCE_TYPE, BOARD_ENTRIES.CONTAINER_ID E_CONTAINER_ID, BOARD_ENTRIES.CREATION_DATE E_CREATION_DATE, BOARD_ENTRIES.UPDATE_DATE E_UPDATE_DATE, BOARD_ENTRIES.ACTOR_UUID E_ACTOR_UUID, BOARD_ENTRIES.IS_COMMUNITY_STORY E_IS_COMMUNITY_STORY, BOARD_ENTRIES.TARGET_SUBJECT_ID E_TARGET_SUBJECT_ID, BOARD_ENTRIES.TAGS E_TAGS, BOARD_ENTRIES.SL_IS_UPDATED E_SL_IS_UPDATED, BOARD_ENTRIES.SL_IS_DELETED E_SL_IS_DELETED, BOARD_ENTRIES.SL_UPDATE_DATE E_SL_UPDATE_DATE, BOARD_ENTRIES.CONTENT E_CONTENT, BOARD_ENTRIES.ITEM_ID E_ITEM_ID, BOARD_ENTRIES.ITEM_URL E_ITEM_URL, BOARD_ENTRIES.LAST_CONTRIBUTOR_ID E_LAST_CONTRIBUTOR_ID, BOARD_OBJECT_REFERENCE.OBJECT_ID OR_OBJECT_ID, BOARD_OBJECT_REFERENCE.ENTRY_ID OR_ENTRY_ID, BOARD_OBJECT_REFERENCE.DISPLAY_NAME OR_DISPLAY_NAME, BOARD_OBJECT_REFERENCE.IMAGE_NAME OR_IMAGE_NAME, BOARD_OBJECT_REFERENCE.NAME OR_NAME, BOARD_OBJECT_REFERENCE.URL OR_URL, BOARD_OBJECT_REFERENCE.CONTENT OR_CONTENT, BOARD_OBJECT_REFERENCE.IMAGE_URL OR_IMAGE_URL, BOARD_OBJECT_REFERENCE.SOURCE OR_SOURCE, BOARD_OBJECT_REFERENCE.SOURCE_TYPE OR_SOURCE_TYPE, BOARD_OBJECT_REFERENCE.CREATION_DATE OR_CREATION_DATE, BOARD_OBJECT_REFERENCE.MIME_TYPE OR_MIME_TYPE, BOARD_OBJECT_REFERENCE.AUTHOR_ID OR_AUTHOR_ID, BOARD_OBJECT_REFERENCE.AUTHOR_DISPLAY_NAME OR_AUTHOR_DISPLAY_NAME, BOARD_OBJECT_REFERENCE.OBJECT_META_DATA OR_OBJECT_META_DATA, BOARD_OBJECT_REFERENCE.OBJECT_META_DATA_2 OR_OBJECT_META_DATA_2, BOARD_OBJECT_REFERENCE.FULL_OBJECT_META_DATA OR_FULL_OBJECT_META_DATA FROM HOMEPAGE.BOARD_ENTRIES BOARD_ENTRIES LEFT OUTER JOIN HOMEPAGE.BOARD_OBJECT_REFERENCE BOARD_OBJECT_REFERENCE ON BOARD_ENTRIES.ENTRY_ID = BOARD_OBJECT_REFERENCE.ENTRY_ID WHERE BOARD_ENTRIES.ENTRY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BOARD_ID, BOARD_CONTAINER_ID, BOARD_TYPE, BOARD_OWNER_ASSOC_ID, BOARD_OWNER_ASSOC_TYPE, CREATED, CREATED_BY, LASTUPDATE, LASTUPDATE_BY, IS_ENABLED, VISIBILITY, EDITABILITY, BOARD.ORGANIZATION_ID FROM HOMEPAGE.BOARD BOARD JOIN HOMEPAGE.BOARD_ENTRIES ENTRY ON BOARD.BOARD_CONTAINER_ID = ENTRY.CONTAINER_ID WHERE ENTRY.ITEM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BOARD_ID, BOARD_CONTAINER_ID, BOARD_TYPE, BOARD_OWNER_ASSOC_ID, BOARD_OWNER_ASSOC_TYPE, CREATED, CREATED_BY, LASTUPDATE, LASTUPDATE_BY, IS_ENABLED, VISIBILITY, EDITABILITY, BOARD.ORGANIZATION_ID FROM HOMEPAGE.BOARD BOARD JOIN HOMEPAGE.BOARD_ENTRIES ENTRY ON BOARD.BOARD_CONTAINER_ID = ENTRY.CONTAINER_ID WHERE ENTRY.ITEM_ID = ? AND ENTRY.SL_IS_DELETED = 0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BOARD_ID, BOARD_CONTAINER_ID, BOARD_TYPE, BOARD_OWNER_ASSOC_ID, BOARD_OWNER_ASSOC_TYPE, CREATED, CREATED_BY, LASTUPDATE, LASTUPDATE_BY, IS_ENABLED, VISIBILITY, EDITABILITY, ORGANIZATION_ID FROM HOMEPAGE.BOARD WHERE BOARD_CONTAINER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BOARD_RECOMMENDATIONS.ITEM_ID, COUNT(BOARD_RECOMMENDATIONS.ITEM_ID) COUNT FROM HOMEPAGE.BOARD_COMMENTS BOARD_COMMENTS, HOMEPAGE.BOARD_RECOMMENDATIONS BOARD_RECOMMENDATIONS WHERE BOARD_COMMENTS.ITEM_ID = BOARD_RECOMMENDATIONS.ITEM_ID AND BOARD_COMMENTS.CREATION_DATE &gt;= ? GROUP BY BOARD_RECOMMENDATIONS.ITEM_I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  <table:table-cell/>
          <table:table-cell table:style-name="ce2" office:value-type="string">
            <text:p>SELECT COMMENT_ID, ACTOR_UUID, CREATION_DATE, ITEM_ID, ENTRY_ID, ITEM_URL, OLD_CONTENT, UPDATE_DATE, LAST_CONTRIBUTOR_ID, CONTENT_LOCALE, PUBLISHED_ORDER, TAGS, HTML_CONTENT, CONTENT, ORGANIZATION_ID FROM HOMEPAGE.BOARD_COMMENTS WHERE ITEM_ID = ?</text:p>
          </table:table-cell>
        </table:table-row>
        <table:table-row table:style-name="ro1">
          <table:table-cell/>
          <table:table-cell office:value-type="string">
            <text:p>SELECT CONTAINER_ID FROM HOMEPAGE.BOARD_ENTRIES WHERE ITEM_ID = ? AND SL_IS_DELETED = 0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office:value-type="string">
            <text:p>SELECT COUNT(*) NUM_COMMENTS FROM HOMEPAGE.BOARD_COMMENTS WHERE ENTRY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COUNT(*) NUM_RECOMMENDATIONS FROM HOMEPAGE.BOARD_RECOMMENDATIONS WHERE ITEM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RECOMMENDATION_ID, RECOMMENDER_ID, ITEM_ID, SOURCE_TYPE, CREATION_DATE, ORGANIZATION_ID FROM HOMEPAGE.BOARD_RECOMMENDATIONS BOARD_RECOMMENDATIONS WHERE RECOMMENDATION_ID IS NOT NULL AND ITEM_ID = ? ORDER BY CREATION_DATE ASC fetch first 25 rows only optimize for 25 row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RECOMMENDATION_ID, RECOMMENDER_ID, ITEM_ID, SOURCE_TYPE, CREATION_DATE, ORGANIZATION_ID FROM HOMEPAGE.BOARD_RECOMMENDATIONS WHERE ITEM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RECOMMENDATION_ID, RECOMMENDER_ID, ITEM_ID, SOURCE_TYPE, CREATION_DATE, ORGANIZATION_ID FROM HOMEPAGE.BOARD_RECOMMENDATIONS WHERE ITEM_ID = ? AND RECOMMENDER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OBJECT_ID, ENTRY_ID, DISPLAY_NAME, IMAGE_NAME, NAME, URL, CONTENT, IMAGE_URL, SOURCE, SOURCE_TYPE, CREATION_DATE, MIME_TYPE, AUTHOR_ID, AUTHOR_DISPLAY_NAME, OBJECT_META_DATA, OBJECT_META_DATA_2, FULL_OBJECT_META_DATA, OBJECT_EXTERNAL_ID FROM HOMEPAGE.BOARD_OBJECT_REFERENCE WHERE ENTRY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ENTRIES.ITEM_ID, ENTRIES.CONTENT, ENTRIES.ITEM_URL, ENTRIES.SL_UPDATE_DATE, ENTRIES.SL_IS_UPDATED, ENTRIES.SL_IS_DELETED, ENTRIES.ACTOR_UUID, ENTRIES.TAGS, ENTRIES.CREATION_DATE CREATION_DATE, ENTRIES.DISPLAYNAME, ENTRIES.USER_MAIL, ENTRIES.IS_COMMUNITY_STORY, ENTRIES.CONTAINER_ID, ENTRIES.ORGANIZATION_ID, ENTRIES.OBJ_ID, ENTRIES.OBJ_DISPLAY_NAME, ENTRIES.OBJ_NAME, ENTRIES.OBJ_URL, ENTRIES.OBJ_CONTENT, ENTRIES.OBJ_IMAGE_URL, ENTRIES.OBJ_SOURCE, ENTRIES.OBJ_CREATION_DATE, ENTRIES.OBJ_INT_AUTHOR_ID, ENTRIES.OBJ_AUTHOR_NAME, ENTRIES.OBJ_AUTHOR_EXT_ID, ENTRIES.OBJ_AUTHOR_EMAIL, ENTRIES.COMMENT_CONTENT, ENTRIES.COMMENT_CREATION_DATE, ENTRIES.COMMENT_ACTOR_UUID, ENTRIES.COMMENT_ITEM_ID, ENTRIES.COMMENT_DISPLAYNAME, ENTRIES.COMMENT_USER_MAIL, ENTRIES.N_REC, ENTRIES.BOARD_OWNER_INT_ID, ENTRIES.BOARD_OWNER_EMAIL, ENTRIES.BOARD_OWNER_DISPLAYNAME, ENTRIES.BOARD_OWNER_COMM_VISIBILITY, BOARD_MENTIONS.ITEM_ID MENTIONS_ITEM_ID, BOARD_MENTIONS.PERSON_ID MENTIONS_PERSON_ID, BOARD_MENTIONS.LABEL MENTIONS_LABEL, BOARD_MENTIONS.WAS_ITEM_VISIBLE MENTIONS_WAS_ITEM_VISIBLE FROM ( SELECT TEMP_ENTRIES_COMMENTS.ITEM_ID, TEMP_ENTRIES_COMMENTS.CONTENT, TEMP_ENTRIES_COMMENTS.ITEM_URL, TEMP_ENTRIES_COMMENTS.SL_UPDATE_DATE, TEMP_ENTRIES_COMMENTS.SL_IS_UPDATED, TEMP_ENTRIES_COMMENTS.SL_IS_DELETED, TEMP_ENTRIES_COMMENTS.ACTOR_UUID, TEMP_ENTRIES_COMMENTS.TAGS, TEMP_ENTRIES_COMMENTS.CREATION_DATE CREATION_DATE, TEMP_ENTRIES_COMMENTS.DISPLAYNAME, TEMP_ENTRIES_COMMENTS.USER_MAIL, TEMP_ENTRIES_COMMENTS.IS_COMMUNITY_STORY, TEMP_ENTRIES_COMMENTS.CONTAINER_ID, TEMP_ENTRIES_COMMENTS.ORGANIZATION_ID, TEMP_ENTRIES_COMMENTS.OBJ_ID, TEMP_ENTRIES_COMMENTS.OBJ_DISPLAY_NAME, TEMP_ENTRIES_COMMENTS.OBJ_NAME, TEMP_ENTRIES_COMMENTS.OBJ_URL, TEMP_ENTRIES_COMMENTS.OBJ_CONTENT, TEMP_ENTRIES_COMMENTS.OBJ_IMAGE_URL, TEMP_ENTRIES_COMMENTS.OBJ_SOURCE, TEMP_ENTRIES_COMMENTS.OBJ_CREATION_DATE, TEMP_ENTRIES_COMMENTS.OBJ_INT_AUTHOR_ID, TEMP_ENTRIES_COMMENTS.OBJ_AUTHOR_NAME, TEMP_ENTRIES_COMMENTS.OBJ_AUTHOR_EXT_ID, TEMP_ENTRIES_COMMENTS.OBJ_AUTHOR_EMAIL, TEMP_ENTRIES_COMMENTS.COMMENT_CONTENT, TEMP_ENTRIES_COMMENTS.COMMENT_CREATION_DATE, TEMP_ENTRIES_COMMENTS.COMMENT_ACTOR_UUID, TEMP_ENTRIES_COMMENTS.COMMENT_ITEM_ID, PERSON_COMMENT.DISPLAYNAME COMMENT_DISPLAYNAME, PERSON_COMMENT.USER_MAIL COMMENT_USER_MAIL, TEMP_ENTRIES_COMMENTS.N_REC, TEMP_ENTRIES_COMMENTS.BOARD_OWNER_INT_ID, TEMP_ENTRIES_COMMENTS.BOARD_OWNER_EMAIL, TEMP_ENTRIES_COMMENTS.BOARD_OWNER_DISPLAYNAME, TEMP_ENTRIES_COMMENTS.BOARD_OWNER_COMM_VISIBILITY FROM ( SELECT TEMP_ENTRIES.ITEM_ID, TEMP_ENTRIES.CONTENT, TEMP_ENTRIES.ITEM_URL, TEMP_ENTRIES.SL_UPDATE_DATE, TEMP_ENTRIES.SL_IS_UPDATED, TEMP_ENTRIES.SL_IS_DELETED, TEMP_ENTRIES.ACTOR_UUID, TEMP_ENTRIES.TAGS, TEMP_ENTRIES.CREATION_DATE, TEMP_ENTRIES.DISPLAYNAME, TEMP_ENTRIES.USER_MAIL, TEMP_ENTRIES.IS_COMMUNITY_STORY, TEMP_ENTRIES.CONTAINER_ID, TEMP_ENTRIES.ORGANIZATION_ID, BOARD_COMMENTS.CONTENT COMMENT_CONTENT, BOARD_COMMENTS.CREATION_DATE COMMENT_CREATION_DATE, BOARD_COMMENTS.ACTOR_UUID COMMENT_ACTOR_UUID, BOARD_COMMENTS.ITEM_ID COMMENT_ITEM_ID, TEMP_ENTRIES.OBJ_ID, TEMP_ENTRIES.OBJ_DISPLAY_NAME, TEMP_ENTRIES.OBJ_NAME, TEMP_ENTRIES.OBJ_URL, TEMP_ENTRIES.OBJ_CONTENT, TEMP_ENTRIES.OBJ_IMAGE_URL, TEMP_ENTRIES.OBJ_SOURCE, TEMP_ENTRIES.OBJ_CREATION_DATE, TEMP_ENTRIES.OBJ_INT_AUTHOR_ID, TEMP_ENTRIES.OBJ_AUTHOR_NAME, TEMP_ENTRIES.OBJ_AUTHOR_EXT_ID, TEMP_ENTRIES.OBJ_AUTHOR_EMAIL, TEMP_ENTRIES.N_REC, TEMP_ENTRIES.BOARD_OWNER_INT_ID, TEMP_ENTRIES.BOARD_OWNER_EMAIL, TEMP_ENTRIES.BOARD_OWNER_DISPLAYNAME, TEMP_ENTRIES.BOARD_OWNER_COMM_VISIBILITY FROM ( select TEMP_ENTRIES_OBJ.ITEM_ID ITEM_ID, TEMP_ENTRIES_OBJ.CONTENT CONTENT, TEMP_ENTRIES_OBJ.ITEM_URL ITEM_URL, TEMP_ENTRIES_OBJ.SL_UPDATE_DATE SL_UPDATE_DATE, TEMP_ENTRIES_OBJ.SL_IS_UPDATED SL_IS_UPDATED, TEMP_ENTRIES_OBJ.SL_IS_DELETED SL_IS_DELETED, TEMP_ENTRIES_OBJ.ACTOR_UUID ACTOR_UUID, TEMP_ENTRIES_OBJ.TAGS TAGS, TEMP_ENTRIES_OBJ.CREATION_DATE CREATION_DATE, TEMP_ENTRIES_OBJ.DISPLAYNAME DISPLAYNAME, TEMP_ENTRIES_OBJ.USER_MAIL USER_MAIL, TEMP_ENTRIES_OBJ.IS_COMMUNITY_STORY, TEMP_ENTRIES_OBJ.CONTAINER_ID CONTAINER_ID, TEMP_ENTRIES_OBJ.ORGANIZATION_ID ORGANIZATION_ID, TEMP_ENTRIES_OBJ.OBJ_ID, TEMP_ENTRIES_OBJ.OBJ_DISPLAY_NAME, TEMP_ENTRIES_OBJ.OBJ_NAME, TEMP_ENTRIES_OBJ.OBJ_URL, TEMP_ENTRIES_OBJ.OBJ_CONTENT, TEMP_ENTRIES_OBJ.OBJ_IMAGE_URL, TEMP_ENTRIES_OBJ.OBJ_SOURCE, TEMP_ENTRIES_OBJ.OBJ_CREATION_DATE, TEMP_ENTRIES_OBJ.OBJ_INT_AUTHOR_ID, PERSON_OBJECT_REFERENCE.DISPLAYNAME OBJ_AUTHOR_NAME, PERSON_OBJECT_REFERENCE.EXID OBJ_AUTHOR_EXT_ID, PERSON_OBJECT_REFERENCE.USER_MAIL_LOWER OBJ_AUTHOR_EMAIL, TEMP_ENTRIES_OBJ.N_REC, TEMP_ENTRIES_OBJ.BOARD_OWNER_INT_ID, TEMP_ENTRIES_OBJ.BOARD_OWNER_EMAIL, TEMP_ENTRIES_OBJ.BOARD_OWNER_DISPLAYNAME, TEMP_ENTRIES_OBJ.BOARD_OWNER_COMM_VISIBILITY from ( select TEMP_BOARD_ENTRIES.ITEM_ID ITEM_ID, TEMP_BOARD_ENTRIES.CONTENT CONTENT, TEMP_BOARD_ENTRIES.ITEM_URL ITEM_URL, TEMP_BOARD_ENTRIES.SL_UPDATE_DATE SL_UPDATE_DATE, TEMP_BOARD_ENTRIES.SL_IS_UPDATED SL_IS_UPDATED, TEMP_BOARD_ENTRIES.SL_IS_DELETED SL_IS_DELETED, TEMP_BOARD_ENTRIES.ACTOR_UUID ACTOR_UUID, TEMP_BOARD_ENTRIES.TAGS TAGS, TEMP_BOARD_ENTRIES.CREATION_DATE CREATION_DATE, TEMP_BOARD_ENTRIES.DISPLAYNAME DISPLAYNAME, TEMP_BOARD_ENTRIES.USER_MAIL USER_MAIL, TEMP_BOARD_ENTRIES.IS_COMMUNITY_STORY, TEMP_BOARD_ENTRIES.CONTAINER_ID CONTAINER_ID, TEMP_BOARD_ENTRIES.ORGANIZATION_ID ORGANIZATION_ID, BOARD_OBJECT_REFERENCE.OBJECT_ID OBJ_ID, BOARD_OBJECT_REFERENCE.DISPLAY_NAME OBJ_DISPLAY_NAME, BOARD_OBJECT_REFERENCE.NAME OBJ_NAME, BOARD_OBJECT_REFERENCE.URL OBJ_URL, BOARD_OBJECT_REFERENCE.CONTENT OBJ_CONTENT, BOARD_OBJECT_REFERENCE.IMAGE_URL OBJ_IMAGE_URL, BOARD_OBJECT_REFERENCE.SOURCE OBJ_SOURCE, BOARD_OBJECT_REFERENCE.CREATION_DATE OBJ_CREATION_DATE, BOARD_OBJECT_REFERENCE.AUTHOR_ID OBJ_INT_AUTHOR_ID, TEMP_BOARD_ENTRIES.N_REC, TEMP_BOARD_ENTRIES.BOARD_OWNER_INT_ID, TEMP_BOARD_ENTRIES.BOARD_OWNER_EMAIL, TEMP_BOARD_ENTRIES.BOARD_OWNER_DISPLAYNAME, TEMP_BOARD_ENTRIES.BOARD_OWNER_COMM_VISIBILITY from ( SELECT TEMP_BOARD_ENTRIES_AUTHOR.ENTRY_ID, TEMP_BOARD_ENTRIES_AUTHOR.ITEM_ID, TEMP_BOARD_ENTRIES_AUTHOR.CONTENT, TEMP_BOARD_ENTRIES_AUTHOR.ITEM_URL, TEMP_BOARD_ENTRIES_AUTHOR.SL_UPDATE_DATE, TEMP_BOARD_ENTRIES_AUTHOR.SL_IS_UPDATED, TEMP_BOARD_ENTRIES_AUTHOR.SL_IS_DELETED, TEMP_BOARD_ENTRIES_AUTHOR.ACTOR_UUID, TEMP_BOARD_ENTRIES_AUTHOR.TAGS, TEMP_BOARD_ENTRIES_AUTHOR.CREATION_DATE CREATION_DATE, TEMP_BOARD_ENTRIES_AUTHOR.DISPLAYNAME, TEMP_BOARD_ENTRIES_AUTHOR.USER_MAIL, TEMP_BOARD_ENTRIES_AUTHOR.IS_COMMUNITY_STORY, TEMP_BOARD_ENTRIES_AUTHOR.CONTAINER_ID, TEMP_BOARD_ENTRIES_AUTHOR.ORGANIZATION_ID, TEMP_BOARD_ENTRIES_AUTHOR.N_REC, PERSON.PERSON_ID BOARD_OWNER_INT_ID, PERSON.USER_MAIL_LOWER BOARD_OWNER_EMAIL, PERSON.DISPLAYNAME BOARD_OWNER_DISPLAYNAME, PERSON.COMM_VISIBILITY BOARD_OWNER_COMM_VISIBILITY FROM ( SELECT BOARD_ENTRIES.ENTRY_ID, BOARD_ENTRIES.ITEM_ID, BOARD_ENTRIES.CONTENT, BOARD_ENTRIES.ITEM_URL, BOARD_ENTRIES.SL_UPDATE_DATE, BOARD_ENTRIES.SL_IS_UPDATED, BOARD_ENTRIES.SL_IS_DELETED, BOARD_ENTRIES.ACTOR_UUID, BOARD_ENTRIES.TAGS, BOARD_ENTRIES.CREATION_DATE CREATION_DATE, PERSON.DISPLAYNAME, PERSON.USER_MAIL, BOARD_ENTRIES.IS_COMMUNITY_STORY, BOARD_ENTRIES.CONTAINER_ID, BOARD_ENTRIES.ORGANIZATION_ID, TEMP_REC.N_REC FROM ( SELECT E.ENTRY_ID, COUNT(R.ITEM_ID) N_REC FROM ( select ENTRY_ID FROM HOMEPAGE.BOARD_ENTRIES E WHERE E.SL_UPDATE_DATE &gt; ? AND E.SL_UPDATE_DATE &lt;= ? ORDER BY E.SL_UPDATE_DATE ASC fetch first 501 rows only ) E LEFT OUTER JOIN HOMEPAGE.BOARD_RECOMMENDATIONS R ON R.ITEM_ID = E.ENTRY_ID GROUP BY E.ENTRY_ID ) TEMP_REC, HOMEPAGE.PERSON PERSON, HOMEPAGE.BOARD_ENTRIES BOARD_ENTRIES WHERE PERSON.PERSON_ID = BOARD_ENTRIES.ACTOR_UUID AND BOARD_ENTRIES.ENTRY_ID = TEMP_REC.ENTRY_ID ) TEMP_BOARD_ENTRIES_AUTHOR, HOMEPAGE.PERSON PERSON WHERE PERSON.PERSON_ID = TEMP_BOARD_ENTRIES_AUTHOR.CONTAINER_ID ) TEMP_BOARD_ENTRIES LEFT JOIN HOMEPAGE.BOARD_OBJECT_REFERENCE BOARD_OBJECT_REFERENCE ON TEMP_BOARD_ENTRIES.ENTRY_ID = BOARD_OBJECT_REFERENCE.ENTRY_ID ) TEMP_ENTRIES_OBJ LEFT JOIN HOMEPAGE.PERSON PERSON_OBJECT_REFERENCE ON TEMP_ENTRIES_OBJ.OBJ_INT_AUTHOR_ID = PERSON_OBJECT_REFERENCE.PERSON_ID ) TEMP_ENTRIES LEFT JOIN HOMEPAGE.BOARD_COMMENTS BOARD_COMMENTS ON TEMP_ENTRIES.ITEM_ID = BOARD_COMMENTS.ENTRY_ID ) TEMP_ENTRIES_COMMENTS LEFT JOIN HOMEPAGE.PERSON PERSON_COMMENT ON TEMP_ENTRIES_COMMENTS.COMMENT_ACTOR_UUID = PERSON_COMMENT.PERSON_ID ) ENTRIES LEFT JOIN HOMEPAGE.BOARD_MENTIONS BOARD_MENTIONS ON ENTRIES.ITEM_ID = BOARD_MENTIONS.ITEM_ID ORDER BY ENTRIES.SL_UPDATE_DATE A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ITEM_ID COMMENT_ID, ACTOR_UUID COMMENT_ACTOR_UUID, CONTENT COMMENT_CONTENT, ENTRY_ID ITEM_ID, CREATION_DATE CREATION_DATE, UPDATE_DATE UPDATE_DATE, PUBLISHED_ORDER PUBLISHED_ORDER, LAST_CONTRIBUTOR_ID LAST_CONTRIBUTOR_ID FROM HOMEPAGE.BOARD_COMMENTS WHERE ENTRY_ID = ? ORDER BY CREATION_DATE ASC fetch first 1 rows only optimize for 1 row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ITEM_ID COMMENT_ID, ACTOR_UUID COMMENT_ACTOR_UUID, CONTENT COMMENT_CONTENT, ENTRY_ID ITEM_ID, CREATION_DATE CREATION_DATE, UPDATE_DATE UPDATE_DATE, PUBLISHED_ORDER PUBLISHED_ORDER, LAST_CONTRIBUTOR_ID LAST_CONTRIBUTOR_ID FROM HOMEPAGE.BOARD_COMMENTS WHERE ENTRY_ID = ? ORDER BY CREATION_DATE ASC fetch first 5 rows only optimize for 5 row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ITEM_ID, CONTENT, ITEM_URL, ACTOR_UUID, IS_COMMUNITY_STORY, TAGS, BOARD_ENTRIES.CREATION_DATE, UPDATE_DATE, CONTAINER_ID, ENTRY_TYPE, LAST_CONTRIBUTOR_ID FROM HOMEPAGE.BOARD_ENTRIES BOARD_ENTRIES WHERE ITEM_ID = ? AND BOARD_ENTRIES.SL_IS_DELETED = 0</text:p>
          </table:table-cell>
          <table:table-cell table:number-columns-repeated="1022"/>
        </table:table-row>
        <table:table-row table:style-name="ro1" table:number-rows-repeated="5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"/>
          <table:table-cell table:style-name="ce1" office:value-type="string">
            <text:p>PERSON and LOGIN</text:p>
          </table:table-cell>
          <table:table-cell table:style-name="ce1" table:number-columns-repeated="1022"/>
        </table:table-row>
        <table:table-row table:style-name="ro1">
          <table:table-cell table:style-name="ce1" table:number-columns-repeated="1024"/>
        </table:table-row>
        <table:table-row table:style-name="ro1">
          <table:table-cell/>
          <table:table-cell office:value-type="string">
            <text:p>SELECT COUNT(*) FROM HOMEPAGE.PERSON WHERE MEMBER_TYPE=0 AND SAND_OPT=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COUNT(*) FROM HOMEPAGE.PERSON WHERE MEMBER_TYPE=0 AND STATE=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EXID FROM HOMEPAGE.PERSON WHERE PERSON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 FROM HOMEPAGE.PERSON LEFT JOIN HOMEPAGE.LOGINNAME ON HOMEPAGE.PERSON.PERSON_ID = HOMEPAGE.LOGINNAME.PERSON_ID WHERE HOMEPAGE.PERSON.EXID = ? ORDER BY HOMEPAGE.LOGINNAME.LOGINNAME</text:p>
          </table:table-cell>
        </table:table-row>
        <table:table-row table:style-name="ro1">
          <table:table-cell/>
          <table:table-cell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LOGINNAME, HOMEPAGE.PERSON WHERE HOMEPAGE.LOGINNAME.PERSON_ID = ( SELECT HOMEPAGE.PERSON.PERSON_ID FROM HOMEPAGE.PERSON, HOMEPAGE.LOGINNAME WHERE HOMEPAGE.PERSON.PERSON_ID = HOMEPAGE.LOGINNAME.PERSON_ID AND HOMEPAGE.LOGINNAME.LOGINNAME = ? ) AND HOMEPAGE.PERSON.PERSON_ID = HOMEPAGE.LOGINNAME.PERSON_ID</text:p>
          </table:table-cell>
        </table:table-row>
        <table:table-row table:style-name="ro1">
          <table:table-cell/>
          <table:table-cell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  <table:table-cell/>
          <table:table-cell table:style-name="ce2" office:value-type="string">
            <text:p>SELECT HOMEPAGE.LOGINNAME.LOGINNAME, HOMEPAGE.LOGINNAME.PERSON_ID, HOMEPAGE.PERSON.PERSON_ID as PERSON_PERSON_ID, HOMEPAGE.PERSON.DISPLAYNAME as PERSON_DISPLAYNAME, HOMEPAGE.PERSON.EXID as PERSON_EXID, HOMEPAGE.PERSON.USER_MAIL as PERSON_USER_MAIL, HOMEPAGE.PERSON.USER_MAIL_LOWER as PERSON_USER_MAIL_LOWER, HOMEPAGE.PERSON.DISPLAYNAME_LOWER as PERSON_DISPLAYNAME_LOWER, HOMEPAGE.PERSON.STATE as PERSON_STATE, HOMEPAGE.PERSON.LAST_UPDATE as PERSON_LAST_UPDATE, HOMEPAGE.PERSON.PROF_TYPE as PERSON_PROF_TYPE, HOMEPAGE.PERSON.CREATION_DATE as PERSON_CREATION_DATE, HOMEPAGE.PERSON.THEME_ID as PERSON_THEME_ID, HOMEPAGE.PERSON.COMM_VISIBILITY as PERSON_COMM_VISIBILITY, HOMEPAGE.PERSON.MEMBER_TYPE as PERSON_MEMBER_TYPE, HOMEPAGE.PERSON.ORGANIZATION_ID as PERSON_ORGANIZATION_ID, HOMEPAGE.PERSON.COMMUNITY_INTERNAL_ONLY as PERSON_COMMUNITY_INTERNAL_ONLY, HOMEPAGE.PERSON.PREF_LANG as PERSON_PREF_LANG FROM HOMEPAGE.PERSON LEFT JOIN HOMEPAGE.LOGINNAME ON HOMEPAGE.PERSON.PERSON_ID = HOMEPAGE.LOGINNAME.PERSON_ID WHERE HOMEPAGE.PERSON.EXID = ? ORDER BY HOMEPAGE.LOGINNAME.LOGINNAME</text:p>
          </table:table-cell>
        </table:table-row>
        <table:table-row table:style-name="ro1">
          <table:table-cell/>
          <table:table-cell office:value-type="string">
            <text:p>SELECT PERSON_ID FROM HOMEPAGE.PERSON WHERE EXID = ?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office:value-type="string">
            <text:p>select PERSON_ID, DISPLAYNAME, EXID, USER_MAIL from HOMEPAGE.PERSON where PERSON_ID = ?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office:value-type="string">
            <text:p>select PERSON_ID, DISPLAYNAME, EXID, USER_MAIL, USER_MAIL_LOWER, DISPLAYNAME_LOWER, STATE, LAST_UPDATE, PROF_TYPE, CREATION_DATE, THEME_ID, COMM_VISIBILITY, MEMBER_TYPE, ORGANIZATION_ID, COMMUNITY_INTERNAL_ONLY, PREF_LANG from HOMEPAGE.PERSON where PERSON_ID = ?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office:value-type="string">
            <text:p>select PERSON_ID,DISPLAYNAME,USER_MAIL,EXID,STATE,LAST_UPDATE,SAND_OPT,SAND_LAST_UPDATE,ORGANIZATION_ID from HOMEPAGE.PERSON where EXID = ? AND MEMBER_TYPE=0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office:value-type="string">
            <text:p>select PERSON_ID,DISPLAYNAME,USER_MAIL,EXID,STATE,LAST_UPDATE,SAND_OPT,SAND_LAST_UPDATE,ORGANIZATION_ID from HOMEPAGE.PERSON WHERE MEMBER_TYPE=0 AND ( 1&lt;&gt;1 )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office:value-type="string">
            <text:p>SELECT PERSON_ID,LAST_UPDATE,STATE FROM HOMEPAGE.PERSON WHERE MEMBER_TYPE=0 AND STATE=? ORDER BY LAST_UPDATE FETCH FIRST 20 ROWS ONLY OPTIMIZE FOR 20 ROWS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office:value-type="string">
            <text:p>SELECT PERSON_ID,SAND_LAST_UPDATE,SAND_OPT FROM HOMEPAGE.PERSON WHERE MEMBER_TYPE=0 AND SAND_OPT=? ORDER BY SAND_LAST_UPDATE FETCH FIRST 20 ROWS ONLY OPTIMIZE FOR 20 ROWS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office:value-type="string">
            <text:p>SELECT UI_ID, PERSON_ID, PERSON_LANG, LAST_VISIT, LAST_NOTIFY_VISIT, WELCOME_MODE, WELCOME_NOTE, SHOW_DISABLED_WIDGETS, ORGANIZATION_ID FROM HOMEPAGE.HP_UI WHERE PERSON_ID = ?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"/>
          <table:table-cell table:style-name="ce1" office:value-type="string">
            <text:p>STORIES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>
            <text:p>SELECT STORY_ID, SOURCE, SOURCE_TYPE FROM HOMEPAGE.NR_STORIES WHERE EVENT_RECORD_UU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IES.STORY_ID AS STORY_ID, STORIES.EVENT_NAME AS EVENT_NAME, STORIES.SOURCE AS SOURCE, STORIES.SOURCE_TYPE AS SOURCE_TYPE, STORIES.ITEM_ID AS ITEM_ID, STORIES.ITEM_NAME AS ITEM_NAME, STORIES.ITEM_URL AS ITEM_URL, STORIES.ITEM_ATOM_URL AS ITEM_ATOM_URL, STORIES.CONTAINER_ID AS CONTAINER_ID, STORIES.CONTAINER_NAME AS CONTAINER_NAME, STORIES.CONTAINER_URL AS CONTAINER_URL, STORIES.ITEM_CORRELATION_ID AS ITEM_CORRELATION_ID, STORIES.ITEM_CORRELATION_NAME AS ITEM_CORRELATION_NAME, STORIES.CREATION_DATE AS CREATION_DATE, STORIES.ACTOR_UUID AS ACTOR_UUID, STORIES.EVENT_RECORD_UUID AS EVENT_RECORD_UUID, STORIES.TAGS AS TAGS, STORIES.META_TEMPLATE AS META_TEMPLATE, STORIES.TEXT_META_TEMPLATE AS TEXT_META_TEMPLATE, STORIES.R_META_TEMPLATE AS R_META_TEMPLATE, STORIES.R_TEXT_META_TEMPLATE, STORIES.BRIEF_DESC AS BRIEF_DESC, STORIES.IS_COMMUNITY_STORY AS IS_COMMUNITY_STORY, STORIES.ENTRY_ID AS ENTRY_ID, STORIES.ENTRY_CORRELATION_ID AS ENTRY_CORRELATION_ID, STORIES.EVENT_TIME AS EVENT_TIME, STORIES.VERB AS VERB, STORIES.ITEM_SCOPE AS ITEM_SCOPE, STORIES.ITEM_UPDATE_DATE AS ITEM_UPDATE_DATE, STORIES.FIRST_RECIPIENT_ID AS FIRST_RECIPIENT_ID, STORIES.NUM_RECIPIENTS AS NUM_RECIPIENTS, STORIES.PRIMARY_ACTION_URL AS PRIMARY_ACTION_URL, STORIES.SECONDARY_ACTION_URL AS SECONDARY_ACTION_URL, STORIES.ITEM_AUTHOR_UUID AS ITEM_AUTHOR_UUID, STORIES.ITEM_CORRELATION_AUTHOR_UUID AS ITEM_CORRELATION_AUTHOR_UUID, STORIES.EVENT_SCOPE AS EVENT_SCOPE, STORIES.RELATED_COMMUNITY_ID AS RELATED_COMMUNITY_ID, STORIES.ITEM_CORRELATION_SCOPE AS ITEM_CORRELATION_SCOPE, STORIES.ITEM_CORRELATION_UPDATE_DATE AS ITEM_CORRELATION_UPDATE_DATE, STORIES.ITEM_CORRELATION_URL AS ITEM_CORRELATION_URL, STORIES.ITEM_CORRELATION_ATOM_URL AS ITEM_CORRELATION_ATOM_URL, STORIES.ORGANIZATION_ID AS ORGANIZATION_ID, STORIES_CONTENT.STORY_CONTENT_ID AS STORY_CONTENT_ID, STORIES_CONTENT.CREATION_DATE AS SC_CREATION_DATE, STORIES_CONTENT.SOURCE_TYPE AS SC_SOURCE_TYPE, STORIES_CONTENT.CONTENT_FORMAT AS SC_CONTENT_FORMAT, STORIES_CONTENT.ITEM_CONTENT_FORMAT AS SC_ITEM_CONTENT_FORMAT, STORIES_CONTENT.ITEM_CORRELATION_FORMAT AS SC_ITEM_CORRELATION_FORMAT, STORIES_CONTENT.ACTIVITY_META_DATA_1 AS SC_ACTIVITY_META_DATA_1, STORIES_CONTENT.ACTIVITY_META_DATA_2 AS SC_ACTIVITY_META_DATA_2, STORIES_CONTENT.IS_META_DATA_TRUNCATED AS SC_IS_META_DATA_TRUNCATED, STORIES_CONTENT.ITEM_BRIEF_DESC AS SC_ITEM_BRIEF_DESC, STORIES_CONTENT.ITEM_CORRELATION_BRIEF_DESC AS SC_ITEM_CORRELATION_BRIEF_DESC, STORIES_CONTENT.ITEM_TAGS AS SC_ITEM_TAGS, STORIES_CONTENT.ITEM_CORRELATION_TAGS AS SC_ITEM_CORRELATION_TAGS FROM HOMEPAGE.NR_STORIES STORIES LEFT OUTER JOIN HOMEPAGE.NR_STORIES_CONTENT STORIES_CONTENT ON STORIES.STORY_ID = STORIES_CONTENT.STORY_ID WHERE ( STORIES.STORY_ID = ? 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IES.STORY_ID AS STORY_ID, STORIES.EVENT_NAME AS EVENT_NAME, STORIES.SOURCE AS SOURCE, STORIES.SOURCE_TYPE AS SOURCE_TYPE, STORIES.ITEM_ID AS ITEM_ID, STORIES.ITEM_NAME AS ITEM_NAME, STORIES.ITEM_URL AS ITEM_URL, STORIES.ITEM_ATOM_URL AS ITEM_ATOM_URL, STORIES.CONTAINER_ID AS CONTAINER_ID, STORIES.CONTAINER_NAME AS CONTAINER_NAME, STORIES.CONTAINER_URL AS CONTAINER_URL, STORIES.ITEM_CORRELATION_ID AS ITEM_CORRELATION_ID, STORIES.ITEM_CORRELATION_NAME AS ITEM_CORRELATION_NAME, STORIES.CREATION_DATE AS CREATION_DATE, STORIES.ACTOR_UUID AS ACTOR_UUID, STORIES.EVENT_RECORD_UUID AS EVENT_RECORD_UUID, STORIES.TAGS AS TAGS, STORIES.META_TEMPLATE AS META_TEMPLATE, STORIES.TEXT_META_TEMPLATE AS TEXT_META_TEMPLATE, STORIES.R_META_TEMPLATE AS R_META_TEMPLATE, STORIES.R_TEXT_META_TEMPLATE, STORIES.BRIEF_DESC AS BRIEF_DESC, STORIES.IS_COMMUNITY_STORY AS IS_COMMUNITY_STORY, STORIES.ENTRY_ID AS ENTRY_ID, STORIES.ENTRY_CORRELATION_ID AS ENTRY_CORRELATION_ID, STORIES.EVENT_TIME AS EVENT_TIME, STORIES.VERB AS VERB, STORIES.ITEM_SCOPE AS ITEM_SCOPE, STORIES.ITEM_UPDATE_DATE AS ITEM_UPDATE_DATE, STORIES.FIRST_RECIPIENT_ID AS FIRST_RECIPIENT_ID, STORIES.NUM_RECIPIENTS AS NUM_RECIPIENTS, STORIES.PRIMARY_ACTION_URL AS PRIMARY_ACTION_URL, STORIES.SECONDARY_ACTION_URL AS SECONDARY_ACTION_URL, STORIES.ITEM_AUTHOR_UUID AS ITEM_AUTHOR_UUID, STORIES.ITEM_CORRELATION_AUTHOR_UUID AS ITEM_CORRELATION_AUTHOR_UUID, STORIES.EVENT_SCOPE AS EVENT_SCOPE, STORIES.RELATED_COMMUNITY_ID AS RELATED_COMMUNITY_ID, STORIES.ITEM_CORRELATION_SCOPE AS ITEM_CORRELATION_SCOPE, STORIES.ITEM_CORRELATION_UPDATE_DATE AS ITEM_CORRELATION_UPDATE_DATE, STORIES.ITEM_CORRELATION_URL AS ITEM_CORRELATION_URL, STORIES.ITEM_CORRELATION_ATOM_URL AS ITEM_CORRELATION_ATOM_URL, STORIES.ORGANIZATION_ID AS ORGANIZATION_ID, STORIES_CONTENT.STORY_CONTENT_ID AS STORY_CONTENT_ID, STORIES_CONTENT.CREATION_DATE AS SC_CREATION_DATE, STORIES_CONTENT.SOURCE_TYPE AS SC_SOURCE_TYPE, STORIES_CONTENT.CONTENT_FORMAT AS SC_CONTENT_FORMAT, STORIES_CONTENT.ITEM_CONTENT_FORMAT AS SC_ITEM_CONTENT_FORMAT, STORIES_CONTENT.ITEM_CORRELATION_FORMAT AS SC_ITEM_CORRELATION_FORMAT, STORIES_CONTENT.ACTIVITY_META_DATA_1 AS SC_ACTIVITY_META_DATA_1, STORIES_CONTENT.ACTIVITY_META_DATA_2 AS SC_ACTIVITY_META_DATA_2, STORIES_CONTENT.IS_META_DATA_TRUNCATED AS SC_IS_META_DATA_TRUNCATED, STORIES_CONTENT.ITEM_BRIEF_DESC AS SC_ITEM_BRIEF_DESC, STORIES_CONTENT.ITEM_CORRELATION_BRIEF_DESC AS SC_ITEM_CORRELATION_BRIEF_DESC, STORIES_CONTENT.ITEM_TAGS AS SC_ITEM_TAGS, STORIES_CONTENT.ITEM_CORRELATION_TAGS AS SC_ITEM_CORRELATION_TAGS FROM HOMEPAGE.NR_STORIES STORIES LEFT OUTER JOIN HOMEPAGE.NR_STORIES_CONTENT STORIES_CONTENT ON STORIES.STORY_ID = STORIES_CONTENT.STORY_ID WHERE ( STORIES.STORY_ID = ? ) ORDER BY STORIES.CREATION_DATE DESC WITH U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HOMEPAGE.NR_STORIES WHERE STORY_ID=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HOMEPAGE.NR_STORIES_CONTENT WHERE STORY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Y_ID FROM HOMEPAGE.NR_STORIES WHERE EVENT_NAME = ? AND ACTOR_UUID = ? AND ITEM_ID = ? ORDER BY CREATION_DATE DESC fetch first 1 rows only optimize for 1 row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3" office:value-type="string">
            <text:p>ENTRIES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>
            <text:p>SELECT ENTRIES.ENTRY_ID AS ENTRY_ID, ENTRIES.SOURCE AS SOURCE, ENTRIES.SOURCE_TYPE AS SOURCE_TYPE, ENTRIES.CONTAINER_ID AS CONTAINER_ID, ENTRIES.CONTAINER_NAME AS CONTAINER_NAME, ENTRIES.CONTAINER_URL AS CONTAINER_URL, ENTRIES.ITEM_ID AS ITEM_ID, ENTRIES.ITEM_NAME AS ITEM_NAME, ENTRIES.ITEM_URL AS ITEM_URL, ENTRIES.ITEM_ATOM_URL AS ITEM_ATOM_URL, ENTRIES.ITEM_CORRELATION_ID AS ITEM_CORRELATION_ID, ENTRIES.ITEM_CORRELATION_NAME AS ITEM_CORRELATION_NAME, ENTRIES.ITEM_CREATION_DATE AS ITEM_CREATION_DATE, ENTRIES.ITEM_UPDATE_DATE AS ITEM_UPDATE_DATE, ENTRIES.ITEM_TAGS AS ITEM_TAGS, ENTRIES.N_COMMENTS AS N_COMMENTS, ENTRIES.N_RECOMMANDATIONS AS N_RECOMMANDATIONS, ENTRIES.PREVIEW_IMAGE_URL AS PREVIEW_IMAGE_URL, ENTRIES.JSON_META_DATA AS JSON_META_DATA, ENTRIES.LAST_COMMENT_ID AS LAST_COMMENT_ID, ENTRIES.LAST_DATE_COMMENT AS LAST_DATE_COMMENT, ENTRIES.LAST_UPDATE_DATE_COMMENT AS LAST_UPDATE_DATE_COMMENT, ENTRIES.LAST_DESC_COMMENT AS LAST_DESC_COMMENT, ENTRIES.LAST_AUTHOR_COMMENT AS LAST_AUTHOR_COMMENT, ENTRIES.PREV_COMMENT_ID AS PREV_COMMENT_ID, ENTRIES.PREV_DATE_COMMENT AS PREV_DATE_COMMENT, ENTRIES.PREV_UPDATE_DATE_COMMENT AS PREV_UPDATE_DATE_COMMENT, ENTRIES.PREV_DESC_COMMENT AS PREV_DESC_COMMENT, ENTRIES.PREV_AUTHOR_COMMENT AS PREV_AUTHOR_COMMENT, ENTRIES.ITEM_SCOPE AS ITEM_SCOPE, ENTRIES.IS_LAST_COMMENT_PUBLIC AS IS_LAST_COMMENT_PUBLIC, ENTRIES.IS_PREV_COMMENT_PUBLIC AS IS_PREV_COMMENT_PUBLIC, ENTRIES.IS_LAST_COMMENT_VISIBLE AS IS_LAST_COMMENT_VISIBLE, ENTRIES.IS_PREV_COMMENT_VISIBLE AS IS_PREV_COMMENT_VISIBLE, ENTRIES.ITEM_AUTHOR_UUID AS ITEM_AUTHOR_UUID, ENTRIES.ITEM_CORRELATION_AUTHOR_UUID AS ITEM_CORRELATION_AUTHOR_UUID, ENTRIES.BRIEF_DESC AS BRIEF_DESC, ENTRIES.ITEM_CORRELATION_BRIEF_DESC AS ITEM_CORRELATION_BRIEF_DESC, ENTRIES.LAST_UPDATE_RECORD AS LAST_UPDATE_RECORD, ENTRIES.PREV_COMMENT_NUM_REC AS PREV_COMMENT_NUM_REC, ENTRIES.LAST_COMMENT_NUM_REC AS LAST_COMMENT_NUM_REC, ENTRIES.ORGANIZATION_ID AS ORGANIZATION_ID FROM HOMEPAGE.NR_ENTRIES ENTRIES WHERE ( ENTRY_ID = ? 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ENTRIES.ENTRY_ID AS ENTRY_ID, ENTRIES.SOURCE AS SOURCE, ENTRIES.SOURCE_TYPE AS SOURCE_TYPE, ENTRIES.CONTAINER_ID AS CONTAINER_ID, ENTRIES.CONTAINER_NAME AS CONTAINER_NAME, ENTRIES.CONTAINER_URL AS CONTAINER_URL, ENTRIES.ITEM_ID AS ITEM_ID, ENTRIES.ITEM_NAME AS ITEM_NAME, ENTRIES.ITEM_URL AS ITEM_URL, ENTRIES.ITEM_ATOM_URL AS ITEM_ATOM_URL, ENTRIES.ITEM_CORRELATION_ID AS ITEM_CORRELATION_ID, ENTRIES.ITEM_CORRELATION_NAME AS ITEM_CORRELATION_NAME, ENTRIES.ITEM_CREATION_DATE AS ITEM_CREATION_DATE, ENTRIES.ITEM_UPDATE_DATE AS ITEM_UPDATE_DATE, ENTRIES.ITEM_TAGS AS ITEM_TAGS, ENTRIES.N_COMMENTS AS N_COMMENTS, ENTRIES.N_RECOMMANDATIONS AS N_RECOMMANDATIONS, ENTRIES.PREVIEW_IMAGE_URL AS PREVIEW_IMAGE_URL, ENTRIES.JSON_META_DATA AS JSON_META_DATA, ENTRIES.LAST_COMMENT_ID AS LAST_COMMENT_ID, ENTRIES.LAST_DATE_COMMENT AS LAST_DATE_COMMENT, ENTRIES.LAST_UPDATE_DATE_COMMENT AS LAST_UPDATE_DATE_COMMENT, ENTRIES.LAST_DESC_COMMENT AS LAST_DESC_COMMENT, ENTRIES.LAST_AUTHOR_COMMENT AS LAST_AUTHOR_COMMENT, ENTRIES.PREV_COMMENT_ID AS PREV_COMMENT_ID, ENTRIES.PREV_DATE_COMMENT AS PREV_DATE_COMMENT, ENTRIES.PREV_UPDATE_DATE_COMMENT AS PREV_UPDATE_DATE_COMMENT, ENTRIES.PREV_DESC_COMMENT AS PREV_DESC_COMMENT, ENTRIES.PREV_AUTHOR_COMMENT AS PREV_AUTHOR_COMMENT, ENTRIES.ITEM_SCOPE AS ITEM_SCOPE, ENTRIES.IS_LAST_COMMENT_PUBLIC AS IS_LAST_COMMENT_PUBLIC, ENTRIES.IS_PREV_COMMENT_PUBLIC AS IS_PREV_COMMENT_PUBLIC, ENTRIES.IS_LAST_COMMENT_VISIBLE AS IS_LAST_COMMENT_VISIBLE, ENTRIES.IS_PREV_COMMENT_VISIBLE AS IS_PREV_COMMENT_VISIBLE, ENTRIES.ITEM_AUTHOR_UUID AS ITEM_AUTHOR_UUID, ENTRIES.ITEM_CORRELATION_AUTHOR_UUID AS ITEM_CORRELATION_AUTHOR_UUID, ENTRIES.BRIEF_DESC AS BRIEF_DESC, ENTRIES.ITEM_CORRELATION_BRIEF_DESC AS ITEM_CORRELATION_BRIEF_DESC, ENTRIES.LAST_UPDATE_RECORD AS LAST_UPDATE_RECORD, ENTRIES.PREV_COMMENT_NUM_REC AS PREV_COMMENT_NUM_REC, ENTRIES.LAST_COMMENT_NUM_REC AS LAST_COMMENT_NUM_REC, ENTRIES.ORGANIZATION_ID AS ORGANIZATION_ID FROM HOMEPAGE.NR_ENTRIES ENTRIES WHERE ( ENTRY_ID = ? OR ENTRY_ID = ? 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ENTRIES.ENTRY_ID AS ENTRY_ID, ENTRIES.SOURCE AS SOURCE, ENTRIES.SOURCE_TYPE AS SOURCE_TYPE, ENTRIES.CONTAINER_ID AS CONTAINER_ID, ENTRIES.CONTAINER_NAME AS CONTAINER_NAME, ENTRIES.CONTAINER_URL AS CONTAINER_URL, ENTRIES.ITEM_ID AS ITEM_ID, ENTRIES.ITEM_NAME AS ITEM_NAME, ENTRIES.ITEM_URL AS ITEM_URL, ENTRIES.ITEM_ATOM_URL AS ITEM_ATOM_URL, ENTRIES.ITEM_CORRELATION_ID AS ITEM_CORRELATION_ID, ENTRIES.ITEM_CORRELATION_NAME AS ITEM_CORRELATION_NAME, ENTRIES.ITEM_CREATION_DATE AS ITEM_CREATION_DATE, ENTRIES.ITEM_UPDATE_DATE AS ITEM_UPDATE_DATE, ENTRIES.ITEM_TAGS AS ITEM_TAGS, ENTRIES.N_COMMENTS AS N_COMMENTS, ENTRIES.N_RECOMMANDATIONS AS N_RECOMMANDATIONS, ENTRIES.PREVIEW_IMAGE_URL AS PREVIEW_IMAGE_URL, ENTRIES.JSON_META_DATA AS JSON_META_DATA, ENTRIES.LAST_COMMENT_ID AS LAST_COMMENT_ID, ENTRIES.LAST_DATE_COMMENT AS LAST_DATE_COMMENT, ENTRIES.LAST_UPDATE_DATE_COMMENT AS LAST_UPDATE_DATE_COMMENT, ENTRIES.LAST_DESC_COMMENT AS LAST_DESC_COMMENT, ENTRIES.LAST_AUTHOR_COMMENT AS LAST_AUTHOR_COMMENT, ENTRIES.PREV_COMMENT_ID AS PREV_COMMENT_ID, ENTRIES.PREV_DATE_COMMENT AS PREV_DATE_COMMENT, ENTRIES.PREV_UPDATE_DATE_COMMENT AS PREV_UPDATE_DATE_COMMENT, ENTRIES.PREV_DESC_COMMENT AS PREV_DESC_COMMENT, ENTRIES.PREV_AUTHOR_COMMENT AS PREV_AUTHOR_COMMENT, ENTRIES.ITEM_SCOPE AS ITEM_SCOPE, ENTRIES.IS_LAST_COMMENT_PUBLIC AS IS_LAST_COMMENT_PUBLIC, ENTRIES.IS_PREV_COMMENT_PUBLIC AS IS_PREV_COMMENT_PUBLIC, ENTRIES.IS_LAST_COMMENT_VISIBLE AS IS_LAST_COMMENT_VISIBLE, ENTRIES.IS_PREV_COMMENT_VISIBLE AS IS_PREV_COMMENT_VISIBLE, ENTRIES.ITEM_AUTHOR_UUID AS ITEM_AUTHOR_UUID, ENTRIES.ITEM_CORRELATION_AUTHOR_UUID AS ITEM_CORRELATION_AUTHOR_UUID, ENTRIES.BRIEF_DESC AS BRIEF_DESC, ENTRIES.ITEM_CORRELATION_BRIEF_DESC AS ITEM_CORRELATION_BRIEF_DESC, ENTRIES.LAST_UPDATE_RECORD AS LAST_UPDATE_RECORD, ENTRIES.PREV_COMMENT_NUM_REC AS PREV_COMMENT_NUM_REC, ENTRIES.LAST_COMMENT_NUM_REC AS LAST_COMMENT_NUM_REC, ENTRIES.ORGANIZATION_ID AS ORGANIZATION_ID FROM HOMEPAGE.NR_ENTRIES ENTRIES WHERE ITEM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ENTRIES.ENTRY_ID AS ENTRY_ID, ENTRIES.SOURCE AS SOURCE, ENTRIES.SOURCE_TYPE AS SOURCE_TYPE, ENTRIES.CONTAINER_ID AS CONTAINER_ID, ENTRIES.CONTAINER_NAME AS CONTAINER_NAME, ENTRIES.CONTAINER_URL AS CONTAINER_URL, ENTRIES.ITEM_ID AS ITEM_ID, ENTRIES.ITEM_NAME AS ITEM_NAME, ENTRIES.ITEM_URL AS ITEM_URL, ENTRIES.ITEM_ATOM_URL AS ITEM_ATOM_URL, ENTRIES.ITEM_CORRELATION_ID AS ITEM_CORRELATION_ID, ENTRIES.ITEM_CORRELATION_NAME AS ITEM_CORRELATION_NAME, ENTRIES.ITEM_CREATION_DATE AS ITEM_CREATION_DATE, ENTRIES.ITEM_UPDATE_DATE AS ITEM_UPDATE_DATE, ENTRIES.ITEM_TAGS AS ITEM_TAGS, ENTRIES.N_COMMENTS AS N_COMMENTS, ENTRIES.N_RECOMMANDATIONS AS N_RECOMMANDATIONS, ENTRIES.PREVIEW_IMAGE_URL AS PREVIEW_IMAGE_URL, ENTRIES.JSON_META_DATA AS JSON_META_DATA, ENTRIES.LAST_COMMENT_ID AS LAST_COMMENT_ID, ENTRIES.LAST_DATE_COMMENT AS LAST_DATE_COMMENT, ENTRIES.LAST_UPDATE_DATE_COMMENT AS LAST_UPDATE_DATE_COMMENT, ENTRIES.LAST_DESC_COMMENT AS LAST_DESC_COMMENT, ENTRIES.LAST_AUTHOR_COMMENT AS LAST_AUTHOR_COMMENT, ENTRIES.PREV_COMMENT_ID AS PREV_COMMENT_ID, ENTRIES.PREV_DATE_COMMENT AS PREV_DATE_COMMENT, ENTRIES.PREV_UPDATE_DATE_COMMENT AS PREV_UPDATE_DATE_COMMENT, ENTRIES.PREV_DESC_COMMENT AS PREV_DESC_COMMENT, ENTRIES.PREV_AUTHOR_COMMENT AS PREV_AUTHOR_COMMENT, ENTRIES.ITEM_SCOPE AS ITEM_SCOPE, ENTRIES.IS_LAST_COMMENT_PUBLIC AS IS_LAST_COMMENT_PUBLIC, ENTRIES.IS_PREV_COMMENT_PUBLIC AS IS_PREV_COMMENT_PUBLIC, ENTRIES.IS_LAST_COMMENT_VISIBLE AS IS_LAST_COMMENT_VISIBLE, ENTRIES.IS_PREV_COMMENT_VISIBLE AS IS_PREV_COMMENT_VISIBLE, ENTRIES.ITEM_AUTHOR_UUID AS ITEM_AUTHOR_UUID, ENTRIES.ITEM_CORRELATION_AUTHOR_UUID AS ITEM_CORRELATION_AUTHOR_UUID, ENTRIES.BRIEF_DESC AS BRIEF_DESC, ENTRIES.ITEM_CORRELATION_BRIEF_DESC AS ITEM_CORRELATION_BRIEF_DESC, ENTRIES.LAST_UPDATE_RECORD AS LAST_UPDATE_RECORD, ENTRIES.PREV_COMMENT_NUM_REC AS PREV_COMMENT_NUM_REC, ENTRIES.LAST_COMMENT_NUM_REC AS LAST_COMMENT_NUM_REC, ENTRIES.ORGANIZATION_ID AS ORGANIZATION_ID FROM HOMEPAGE.NR_ENTRIES_ARCHIVE ENTRIES WHERE ITEM_ID = ?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/>
          <table:table-cell table:style-name="ce1" office:value-type="string">
            <text:p>READERS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>
            <text:p>( ( SELECT NR_COMM_PERSON_FOLLOW.PERSON_COMMUNITY_ID AS CONTAINER_ID, NR_COMMUNITIES_READERS.RESOURCE_TYPE AS RESOURCE_TYPE, NR_COMMUNITIES_READERS.SOURCE_TYPE AS SOURCE_TYPE, NR_COMMUNITIES_READERS.IS_BROADCAST AS IS_BROADCAST, NR_COMMUNITIES_READERS.IS_VISIBLE AS IS_VISIBLE, NR_COMMUNITIES_READERS.ROLLUP_AUTHOR_ID AS ROLLUP_AUTHOR_ID FROM HOMEPAGE.NR_COMM_PERSON_FOLLOW NR_COMM_PERSON_FOLLOW, HOMEPAGE.NR_COMMUNITIES_READERS NR_COMMUNITIES_READERS WHERE NR_COMMUNITIES_READERS.READER_ID = NR_COMM_PERSON_FOLLOW.PERSON_COMMUNITY_ID AND NR_COMM_PERSON_FOLLOW.PERSON_ID = ? AND NR_COMMUNITIES_READERS.STORY_ID = ? AND NR_COMMUNITIES_READERS.IS_VISIBLE = 1 AND NR_COMMUNITIES_READERS.RESOURCE_TYPE &lt;&gt; 0 ) UNION ( SELECT NR_STORIES.CONTAINER_ID CONTAINER_ID, T.RESOURCE_TYPE, T.SOURCE_TYPE, T.IS_BROADCAST, T.IS_VISIBLE, T.ROLLUP_AUTHOR_ID FROM ( SELECT STORY_ID, RESOURCE_TYPE, SOURCE_TYPE, IS_BROADCAST, IS_VISIBLE, ROLLUP_AUTHOR_ID FROM ( SELECT STORY_ID, RESOURCE_TYPE, SOURCE_TYPE, IS_BROADCAST, IS_VISIBLE, ROLLUP_AUTHOR_ID FROM HOMEPAGE.NR_COMM_PERSON_FOLLOW NR_COMM_PERSON_FOLLOW, HOMEPAGE.NR_PROFILES_READERS NR_PROFILES_READERS WHERE NR_PROFILES_READERS.READER_ID = NR_COMM_PERSON_FOLLOW.PERSON_COMMUNITY_ID AND NR_COMM_PERSON_FOLLOW.PERSON_ID = ? AND STORY_ID = ? AND RESOURCE_TYPE &lt;&gt; 0 AND IS_VISIBLE = 1 ) UNION ( SELECT STORY_ID, RESOURCE_TYPE, SOURCE_TYPE, IS_BROADCAST, IS_VISIBLE, ROLLUP_AUTHOR_ID FROM HOMEPAGE.NR_ACTIVITIES_READERS WHERE STORY_ID = ? AND READER_ID = ? AND RESOURCE_TYPE &lt;&gt; 0 AND IS_VISIBLE = 1 ) UNION ( SELECT STORY_ID, RESOURCE_TYPE, SOURCE_TYPE, IS_BROADCAST, IS_VISIBLE, ROLLUP_AUTHOR_ID FROM HOMEPAGE.NR_BLOGS_READERS WHERE STORY_ID = ? AND READER_ID = ? AND RESOURCE_TYPE &lt;&gt; 0 AND IS_VISIBLE = 1 ) UNION ( SELECT STORY_ID, RESOURCE_TYPE, SOURCE_TYPE, IS_BROADCAST, IS_VISIBLE, ROLLUP_AUTHOR_ID FROM HOMEPAGE.NR_BOOKMARKS_READERS WHERE STORY_ID = ? AND READER_ID = ? AND RESOURCE_TYPE &lt;&gt; 0 AND IS_VISIBLE = 1 ) UNION ( SELECT STORY_ID, RESOURCE_TYPE, SOURCE_TYPE, IS_BROADCAST, IS_VISIBLE, ROLLUP_AUTHOR_ID FROM HOMEPAGE.NR_FILES_READERS WHERE STORY_ID = ? AND READER_ID = ? AND RESOURCE_TYPE &lt;&gt; 0 AND IS_VISIBLE = 1 ) UNION ( SELECT STORY_ID, RESOURCE_TYPE, SOURCE_TYPE, IS_BROADCAST, IS_VISIBLE, ROLLUP_AUTHOR_ID FROM HOMEPAGE.NR_FORUMS_READERS WHERE STORY_ID = ? AND READER_ID = ? AND RESOURCE_TYPE &lt;&gt; 0 AND IS_VISIBLE = 1 ) UNION ( SELECT STORY_ID, RESOURCE_TYPE, SOURCE_TYPE, IS_BROADCAST, IS_VISIBLE, ROLLUP_AUTHOR_ID FROM HOMEPAGE.NR_WIKIS_READERS WHERE STORY_ID = ? AND READER_ID = ? AND RESOURCE_TYPE &lt;&gt; 0 AND IS_VISIBLE = 1 ) UNION ( SELECT STORY_ID, RESOURCE_TYPE, SOURCE_TYPE, IS_BROADCAST, IS_VISIBLE, ROLLUP_AUTHOR_ID FROM HOMEPAGE.NR_TAGS_READERS WHERE STORY_ID = ? AND READER_ID = ? AND RESOURCE_TYPE &lt;&gt; 0 AND IS_VISIBLE = 1 ) UNION ( SELECT STORY_ID, RESOURCE_TYPE, SOURCE_TYPE, IS_BROADCAST, IS_VISIBLE, ROLLUP_AUTHOR_ID FROM HOMEPAGE.NR_STATUS_UPDATE_READERS WHERE STORY_ID = ? AND READER_ID = ? AND RESOURCE_TYPE &lt;&gt; 0 AND IS_VISIBLE = 1 ) UNION ( SELECT STORY_ID, RESOURCE_TYPE, SOURCE_TYPE, IS_BROADCAST, IS_VISIBLE, ROLLUP_AUTHOR_ID FROM HOMEPAGE.NR_EXTERNAL_READERS WHERE STORY_ID = ? AND READER_ID = ? AND RESOURCE_TYPE &lt;&gt; 0 AND IS_VISIBLE = 1 ) ) T, HOMEPAGE.NR_STORIES NR_STORIES WHERE T.STORY_ID = NR_STORIES.STORY_ID ) )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>
            <text:p>SELECT MAX(CREATION_DATE) FROM HOMEPAGE.NR_AGGREGATED_READERS WHERE ROLLUP_ENTRY_ID = ? AND IS_VISIBLE=1 AND READER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MAX(CREATION_DATE) FROM HOMEPAGE.NR_COMMUNITIES_READERS WHERE ROLLUP_ENTRY_ID = ? AND IS_VISIBLE=1 AND READER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MAX(CREATION_DATE) FROM HOMEPAGE.NR_DISCOVERY_VIEW WHERE ROLLUP_ENTRY_ID = ? AND IS_VISIBLE=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MAX(CREATION_DATE) FROM HOMEPAGE.NR_FORUMS_READERS WHERE ROLLUP_ENTRY_ID = ? AND IS_VISIBLE=1 AND READER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MAX(CREATION_DATE) FROM HOMEPAGE.NR_PROFILES_READERS WHERE ROLLUP_ENTRY_ID = ? AND IS_VISIBLE=1 AND READER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MAX(CREATION_DATE) FROM HOMEPAGE.NR_PROFILES_VIEW WHERE ROLLUP_ENTRY_ID = ? AND IS_VISIBLE=1 AND READER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MAX(CREATION_DATE) FROM HOMEPAGE.NR_STATUS_UPDATE_READERS WHERE ROLLUP_ENTRY_ID = ? AND IS_VISIBLE=1 AND READER_ID = ?</text:p>
          </table:table-cell>
          <table:table-cell table:style-name="ce1"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LECT READER_ID FROM HOMEPAGE.NR_ACTIVITIES_READERS WHERE ROLLUP_ENTRY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READER_ID FROM HOMEPAGE.NR_AGGREGATED_READERS WHERE ROLLUP_ENTRY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READER_ID FROM HOMEPAGE.NR_BLOGS_READERS WHERE ROLLUP_ENTRY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READER_ID FROM HOMEPAGE.NR_BOOKMARKS_READERS WHERE ROLLUP_ENTRY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READER_ID FROM HOMEPAGE.NR_COMMUNITIES_READERS WHERE ROLLUP_ENTRY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READER_ID FROM HOMEPAGE.NR_DISCOVERY_VIEW WHERE ROLLUP_ENTRY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READER_ID FROM HOMEPAGE.NR_EXTERNAL_READERS WHERE ROLLUP_ENTRY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READER_ID FROM HOMEPAGE.NR_FILES_READERS WHERE ROLLUP_ENTRY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READER_ID FROM HOMEPAGE.NR_FORUMS_READERS WHERE ROLLUP_ENTRY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READER_ID FROM HOMEPAGE.NR_PROFILES_READERS WHERE ROLLUP_ENTRY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READER_ID FROM HOMEPAGE.NR_PROFILES_VIEW WHERE ROLLUP_ENTRY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READER_ID FROM HOMEPAGE.NR_STATUS_UPDATE_READERS WHERE ROLLUP_ENTRY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READER_ID FROM HOMEPAGE.NR_TAGS_READERS WHERE ROLLUP_ENTRY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READER_ID FROM HOMEPAGE.NR_WIKIS_READERS WHERE ROLLUP_ENTRY_ID = 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LECT count(*) FROM HOMEPAGE.NR_ACTIONABLE_READERS WHERE READER_ID = ? AND IS_VISIBLE = 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LECT count(*) FROM HOMEPAGE.NR_SAVED_READERS WHERE READER_ID = ? AND IS_VISIBLE = 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count(*) FROM HOMEPAGE.NR_SAVED_READERS WHERE READER_ID = ? AND IS_VISIBLE = 1 AND IS_STORY_COMM = 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count(*) FROM HOMEPAGE.NR_SAVED_READERS WHERE READER_ID = ? AND IS_VISIBLE = 1 AND SOURCE_TYPE = ?</text:p>
          </table:table-cell>
          <table:table-cell table:number-columns-repeated="1022"/>
        </table:table-row>
        <table:table-row table:style-name="ro1" table:number-rows-repeated="3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>
            <text:p>select STORY_ID, SOURCE_TYPE, ROLLUP_ENTRY_ID, CREATION_DATE, IS_BROADCAST, SAVED_STORY_ID, SAVED_READER_ID, IS_VISIBLE from( select NEWS_FEED.STORY_ID, NEWS_FEED.SOURCE_TYPE, NEWS_FEED.ROLLUP_ENTRY_ID, NEWS_FEED.CREATION_DATE, NEWS_FEED.IS_BROADCAST, NEWS_FEED.IS_VISIBLE, NR_SAVED_READERS.STORY_ID SAVED_STORY_ID, NR_SAVED_READERS.READER_ID SAVED_READER_ID from( select STORY_ID, SOURCE_TYPE, ROLLUP_ENTRY_ID, CREATION_DATE, IS_BROADCAST, IS_VISIBLE FROM HOMEPAGE.NR_COMMUNITIES_READERS NR_COMMUNITIES_READERS WHERE IS_VISIBLE = 1 AND READER_ID = ? AND ROLLUP_ENTRY_ID = ? AND USE_IN_ROLLUP = 1 AND IS_BROADCAST = 1 ORDER BY CREATION_DATE DESC fetch first 22 rows only ) NEWS_FEED LEFT JOIN HOMEPAGE.NR_SAVED_READERS NR_SAVED_READERS ON NEWS_FEED.STORY_ID = NR_SAVED_READERS.STORY_ID AND NR_SAVED_READERS.READER_ID = ? ) TEMP ORDER BY CREATION_DATE DE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Y_ID, SOURCE_TYPE, ROLLUP_ENTRY_ID, CREATION_DATE, IS_BROADCAST, SAVED_STORY_ID, SAVED_READER_ID, IS_VISIBLE from( select NEWS_FEED.STORY_ID, NEWS_FEED.SOURCE_TYPE, NEWS_FEED.ROLLUP_ENTRY_ID, NEWS_FEED.CREATION_DATE, NEWS_FEED.IS_BROADCAST, NEWS_FEED.IS_VISIBLE, NR_SAVED_READERS.STORY_ID SAVED_STORY_ID, NR_SAVED_READERS.READER_ID SAVED_READER_ID from( select STORY_ID, SOURCE_TYPE, ROLLUP_ENTRY_ID, CREATION_DATE, IS_BROADCAST, IS_VISIBLE FROM HOMEPAGE.NR_COMMUNITIES_READERS NR_COMMUNITIES_READERS WHERE IS_VISIBLE = 1 AND READER_ID = ? AND USE_IN_ROLLUP = 1 AND IS_BROADCAST = 1 ORDER BY CREATION_DATE DESC fetch first 22 rows only ) NEWS_FEED LEFT JOIN HOMEPAGE.NR_SAVED_READERS NR_SAVED_READERS ON NEWS_FEED.STORY_ID = NR_SAVED_READERS.STORY_ID AND NR_SAVED_READERS.READER_ID = ? ) TEMP ORDER BY CREATION_DATE DE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Y_ID, SOURCE_TYPE, ROLLUP_ENTRY_ID, CREATION_DATE, IS_BROADCAST, SAVED_STORY_ID, SAVED_READER_ID, IS_VISIBLE from( select NEWS_FEED.STORY_ID, NEWS_FEED.SOURCE_TYPE, NEWS_FEED.ROLLUP_ENTRY_ID, NEWS_FEED.CREATION_DATE, NEWS_FEED.IS_BROADCAST, NEWS_FEED.IS_VISIBLE, NR_SAVED_READERS.STORY_ID SAVED_STORY_ID, NR_SAVED_READERS.READER_ID SAVED_READER_ID from( select STORY_ID, SOURCE_TYPE, ROLLUP_ENTRY_ID, CREATION_DATE, IS_BROADCAST, IS_VISIBLE FROM HOMEPAGE.NR_DISCOVERY_VIEW NR_DISCOVERY_VIEW WHERE IS_VISIBLE = 1 AND CREATION_DATE &lt; ? AND USE_IN_ROLLUP = 1 AND IS_BROADCAST = 1 ORDER BY CREATION_DATE DESC fetch first 11 rows only ) NEWS_FEED LEFT JOIN HOMEPAGE.NR_SAVED_READERS NR_SAVED_READERS ON NEWS_FEED.STORY_ID = NR_SAVED_READERS.STORY_ID AND NR_SAVED_READERS.READER_ID = ? ) TEMP ORDER BY CREATION_DATE DE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Y_ID, SOURCE_TYPE, ROLLUP_ENTRY_ID, CREATION_DATE, IS_BROADCAST, SAVED_STORY_ID, SAVED_READER_ID, IS_VISIBLE from( select NEWS_FEED.STORY_ID, NEWS_FEED.SOURCE_TYPE, NEWS_FEED.ROLLUP_ENTRY_ID, NEWS_FEED.CREATION_DATE, NEWS_FEED.IS_BROADCAST, NEWS_FEED.IS_VISIBLE, NR_SAVED_READERS.STORY_ID SAVED_STORY_ID, NR_SAVED_READERS.READER_ID SAVED_READER_ID from( select STORY_ID, SOURCE_TYPE, ROLLUP_ENTRY_ID, CREATION_DATE, IS_BROADCAST, IS_VISIBLE FROM HOMEPAGE.NR_DISCOVERY_VIEW NR_DISCOVERY_VIEW WHERE IS_VISIBLE = 1 AND CREATION_DATE &lt; ? AND USE_IN_ROLLUP = 1 ORDER BY CREATION_DATE DESC fetch first 10 rows only ) NEWS_FEED LEFT JOIN HOMEPAGE.NR_SAVED_READERS NR_SAVED_READERS ON NEWS_FEED.STORY_ID = NR_SAVED_READERS.STORY_ID AND NR_SAVED_READERS.READER_ID = ? ) TEMP ORDER BY CREATION_DATE DE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Y_ID, SOURCE_TYPE, ROLLUP_ENTRY_ID, CREATION_DATE, IS_BROADCAST, SAVED_STORY_ID, SAVED_READER_ID, IS_VISIBLE from( select NEWS_FEED.STORY_ID, NEWS_FEED.SOURCE_TYPE, NEWS_FEED.ROLLUP_ENTRY_ID, NEWS_FEED.CREATION_DATE, NEWS_FEED.IS_BROADCAST, NEWS_FEED.IS_VISIBLE, NR_SAVED_READERS.STORY_ID SAVED_STORY_ID, NR_SAVED_READERS.READER_ID SAVED_READER_ID from( select STORY_ID, SOURCE_TYPE, ROLLUP_ENTRY_ID, CREATION_DATE, IS_BROADCAST, IS_VISIBLE FROM HOMEPAGE.NR_DISCOVERY_VIEW NR_DISCOVERY_VIEW WHERE IS_VISIBLE = 1 AND CREATION_DATE &lt; ? AND USE_IN_ROLLUP = 1 ORDER BY CREATION_DATE DESC fetch first 11 rows only ) NEWS_FEED LEFT JOIN HOMEPAGE.NR_SAVED_READERS NR_SAVED_READERS ON NEWS_FEED.STORY_ID = NR_SAVED_READERS.STORY_ID AND NR_SAVED_READERS.READER_ID = ? ) TEMP ORDER BY CREATION_DATE DE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Y_ID, SOURCE_TYPE, ROLLUP_ENTRY_ID, CREATION_DATE, IS_BROADCAST, SAVED_STORY_ID, SAVED_READER_ID, IS_VISIBLE from( select NEWS_FEED.STORY_ID, NEWS_FEED.SOURCE_TYPE, NEWS_FEED.ROLLUP_ENTRY_ID, NEWS_FEED.CREATION_DATE, NEWS_FEED.IS_BROADCAST, NEWS_FEED.IS_VISIBLE, NR_SAVED_READERS.STORY_ID SAVED_STORY_ID, NR_SAVED_READERS.READER_ID SAVED_READER_ID from( select STORY_ID, SOURCE_TYPE, ROLLUP_ENTRY_ID, CREATION_DATE, IS_BROADCAST, IS_VISIBLE FROM HOMEPAGE.NR_DISCOVERY_VIEW NR_DISCOVERY_VIEW WHERE IS_VISIBLE = 1 AND ROLLUP_ENTRY_ID = ? ORDER BY CREATION_DATE DESC fetch first 20 rows only ) NEWS_FEED LEFT JOIN HOMEPAGE.NR_SAVED_READERS NR_SAVED_READERS ON NEWS_FEED.STORY_ID = NR_SAVED_READERS.STORY_ID AND NR_SAVED_READERS.READER_ID = ? ) TEMP ORDER BY CREATION_DATE DE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Y_ID, SOURCE_TYPE, ROLLUP_ENTRY_ID, CREATION_DATE, IS_BROADCAST, SAVED_STORY_ID, SAVED_READER_ID, IS_VISIBLE from( select NEWS_FEED.STORY_ID, NEWS_FEED.SOURCE_TYPE, NEWS_FEED.ROLLUP_ENTRY_ID, NEWS_FEED.CREATION_DATE, NEWS_FEED.IS_BROADCAST, NEWS_FEED.IS_VISIBLE, NR_SAVED_READERS.STORY_ID SAVED_STORY_ID, NR_SAVED_READERS.READER_ID SAVED_READER_ID from( select STORY_ID, SOURCE_TYPE, ROLLUP_ENTRY_ID, CREATION_DATE, IS_BROADCAST, IS_VISIBLE FROM HOMEPAGE.NR_DISCOVERY_VIEW NR_DISCOVERY_VIEW WHERE IS_VISIBLE = 1 AND SOURCE_TYPE = ? AND CREATION_DATE &lt; ? AND USE_IN_ROLLUP = 1 ORDER BY CREATION_DATE DESC fetch first 11 rows only ) NEWS_FEED LEFT JOIN HOMEPAGE.NR_SAVED_READERS NR_SAVED_READERS ON NEWS_FEED.STORY_ID = NR_SAVED_READERS.STORY_ID AND NR_SAVED_READERS.READER_ID = ? ) TEMP ORDER BY CREATION_DATE DE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Y_ID, SOURCE_TYPE, ROLLUP_ENTRY_ID, CREATION_DATE, IS_BROADCAST, SAVED_STORY_ID, SAVED_READER_ID, IS_VISIBLE from( select NEWS_FEED.STORY_ID, NEWS_FEED.SOURCE_TYPE, NEWS_FEED.ROLLUP_ENTRY_ID, NEWS_FEED.CREATION_DATE, NEWS_FEED.IS_BROADCAST, NEWS_FEED.IS_VISIBLE, NR_SAVED_READERS.STORY_ID SAVED_STORY_ID, NR_SAVED_READERS.READER_ID SAVED_READER_ID from( select STORY_ID, SOURCE_TYPE, ROLLUP_ENTRY_ID, CREATION_DATE, IS_BROADCAST, IS_VISIBLE FROM HOMEPAGE.NR_DISCOVERY_VIEW NR_DISCOVERY_VIEW WHERE IS_VISIBLE = 1 AND SOURCE_TYPE = ? AND USE_IN_ROLLUP = 1 ORDER BY CREATION_DATE DESC fetch first 22 rows only ) NEWS_FEED LEFT JOIN HOMEPAGE.NR_SAVED_READERS NR_SAVED_READERS ON NEWS_FEED.STORY_ID = NR_SAVED_READERS.STORY_ID AND NR_SAVED_READERS.READER_ID = ? ) TEMP ORDER BY CREATION_DATE DE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Y_ID, SOURCE_TYPE, ROLLUP_ENTRY_ID, CREATION_DATE, IS_BROADCAST, SAVED_STORY_ID, SAVED_READER_ID, IS_VISIBLE from( select NEWS_FEED.STORY_ID, NEWS_FEED.SOURCE_TYPE, NEWS_FEED.ROLLUP_ENTRY_ID, NEWS_FEED.CREATION_DATE, NEWS_FEED.IS_BROADCAST, NEWS_FEED.IS_VISIBLE, NR_SAVED_READERS.STORY_ID SAVED_STORY_ID, NR_SAVED_READERS.READER_ID SAVED_READER_ID from( select STORY_ID, SOURCE_TYPE, ROLLUP_ENTRY_ID, CREATION_DATE, IS_BROADCAST, IS_VISIBLE FROM HOMEPAGE.NR_DISCOVERY_VIEW NR_DISCOVERY_VIEW WHERE IS_VISIBLE = 1 AND USE_IN_ROLLUP = 1 AND IS_BROADCAST = 1 ORDER BY CREATION_DATE DESC fetch first 22 rows only ) NEWS_FEED LEFT JOIN HOMEPAGE.NR_SAVED_READERS NR_SAVED_READERS ON NEWS_FEED.STORY_ID = NR_SAVED_READERS.STORY_ID AND NR_SAVED_READERS.READER_ID = ? ) TEMP ORDER BY CREATION_DATE DE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Y_ID, SOURCE_TYPE, ROLLUP_ENTRY_ID, CREATION_DATE, IS_BROADCAST, SAVED_STORY_ID, SAVED_READER_ID, IS_VISIBLE from( select NEWS_FEED.STORY_ID, NEWS_FEED.SOURCE_TYPE, NEWS_FEED.ROLLUP_ENTRY_ID, NEWS_FEED.CREATION_DATE, NEWS_FEED.IS_BROADCAST, NEWS_FEED.IS_VISIBLE, NR_SAVED_READERS.STORY_ID SAVED_STORY_ID, NR_SAVED_READERS.READER_ID SAVED_READER_ID from( select STORY_ID, SOURCE_TYPE, ROLLUP_ENTRY_ID, CREATION_DATE, IS_BROADCAST, IS_VISIBLE FROM HOMEPAGE.NR_DISCOVERY_VIEW NR_DISCOVERY_VIEW WHERE IS_VISIBLE = 1 AND USE_IN_ROLLUP = 1 AND IS_STORY_COMM = 1 ORDER BY CREATION_DATE DESC fetch first 22 rows only ) NEWS_FEED LEFT JOIN HOMEPAGE.NR_SAVED_READERS NR_SAVED_READERS ON NEWS_FEED.STORY_ID = NR_SAVED_READERS.STORY_ID AND NR_SAVED_READERS.READER_ID = ? ) TEMP ORDER BY CREATION_DATE DE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Y_ID, SOURCE_TYPE, ROLLUP_ENTRY_ID, CREATION_DATE, IS_BROADCAST, SAVED_STORY_ID, SAVED_READER_ID, IS_VISIBLE from( select NEWS_FEED.STORY_ID, NEWS_FEED.SOURCE_TYPE, NEWS_FEED.ROLLUP_ENTRY_ID, NEWS_FEED.CREATION_DATE, NEWS_FEED.IS_BROADCAST, NEWS_FEED.IS_VISIBLE, NR_SAVED_READERS.STORY_ID SAVED_STORY_ID, NR_SAVED_READERS.READER_ID SAVED_READER_ID from( select STORY_ID, SOURCE_TYPE, ROLLUP_ENTRY_ID, CREATION_DATE, IS_BROADCAST, IS_VISIBLE FROM HOMEPAGE.NR_DISCOVERY_VIEW NR_DISCOVERY_VIEW WHERE IS_VISIBLE = 1 AND USE_IN_ROLLUP = 1 ORDER BY CREATION_DATE DESC fetch first 22 rows only ) NEWS_FEED LEFT JOIN HOMEPAGE.NR_SAVED_READERS NR_SAVED_READERS ON NEWS_FEED.STORY_ID = NR_SAVED_READERS.STORY_ID AND NR_SAVED_READERS.READER_ID = ? ) TEMP ORDER BY CREATION_DATE DE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Y_ID, SOURCE_TYPE, ROLLUP_ENTRY_ID, CREATION_DATE, IS_BROADCAST, SAVED_STORY_ID, SAVED_READER_ID, IS_VISIBLE from( select NEWS_FEED.STORY_ID, NEWS_FEED.SOURCE_TYPE, NEWS_FEED.ROLLUP_ENTRY_ID, NEWS_FEED.CREATION_DATE, NEWS_FEED.IS_BROADCAST, NEWS_FEED.IS_VISIBLE, NR_SAVED_READERS.STORY_ID SAVED_STORY_ID, NR_SAVED_READERS.READER_ID SAVED_READER_ID from( select STORY_ID, SOURCE_TYPE, ROLLUP_ENTRY_ID, CREATION_DATE, IS_BROADCAST, IS_VISIBLE FROM HOMEPAGE.NR_PROFILES_VIEW NR_PROFILES_VIEW WHERE IS_VISIBLE = 1 AND READER_ID = ? AND CREATION_DATE &lt; ? AND USE_IN_ROLLUP = 1 ORDER BY CREATION_DATE DESC fetch first 11 rows only ) NEWS_FEED LEFT JOIN HOMEPAGE.NR_SAVED_READERS NR_SAVED_READERS ON NEWS_FEED.STORY_ID = NR_SAVED_READERS.STORY_ID AND NR_SAVED_READERS.READER_ID = ? ) TEMP ORDER BY CREATION_DATE DE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Y_ID, SOURCE_TYPE, ROLLUP_ENTRY_ID, CREATION_DATE, IS_BROADCAST, SAVED_STORY_ID, SAVED_READER_ID, IS_VISIBLE from( select NEWS_FEED.STORY_ID, NEWS_FEED.SOURCE_TYPE, NEWS_FEED.ROLLUP_ENTRY_ID, NEWS_FEED.CREATION_DATE, NEWS_FEED.IS_BROADCAST, NEWS_FEED.IS_VISIBLE, NR_SAVED_READERS.STORY_ID SAVED_STORY_ID, NR_SAVED_READERS.READER_ID SAVED_READER_ID from( select STORY_ID, SOURCE_TYPE, ROLLUP_ENTRY_ID, CREATION_DATE, IS_BROADCAST, IS_VISIBLE FROM HOMEPAGE.NR_PROFILES_VIEW NR_PROFILES_VIEW WHERE IS_VISIBLE = 1 AND READER_ID = ? AND CREATION_DATE &lt; ? AND USE_IN_ROLLUP = 1 ORDER BY CREATION_DATE DESC fetch first 12 rows only ) NEWS_FEED LEFT JOIN HOMEPAGE.NR_SAVED_READERS NR_SAVED_READERS ON NEWS_FEED.STORY_ID = NR_SAVED_READERS.STORY_ID AND NR_SAVED_READERS.READER_ID = ? ) TEMP ORDER BY CREATION_DATE DE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Y_ID, SOURCE_TYPE, ROLLUP_ENTRY_ID, CREATION_DATE, IS_BROADCAST, SAVED_STORY_ID, SAVED_READER_ID, IS_VISIBLE from( select NEWS_FEED.STORY_ID, NEWS_FEED.SOURCE_TYPE, NEWS_FEED.ROLLUP_ENTRY_ID, NEWS_FEED.CREATION_DATE, NEWS_FEED.IS_BROADCAST, NEWS_FEED.IS_VISIBLE, NR_SAVED_READERS.STORY_ID SAVED_STORY_ID, NR_SAVED_READERS.READER_ID SAVED_READER_ID from( select STORY_ID, SOURCE_TYPE, ROLLUP_ENTRY_ID, CREATION_DATE, IS_BROADCAST, IS_VISIBLE FROM HOMEPAGE.NR_PROFILES_VIEW NR_PROFILES_VIEW WHERE IS_VISIBLE = 1 AND READER_ID = ? AND CREATION_DATE &lt; ? AND USE_IN_ROLLUP = 1 ORDER BY CREATION_DATE DESC fetch first 13 rows only ) NEWS_FEED LEFT JOIN HOMEPAGE.NR_SAVED_READERS NR_SAVED_READERS ON NEWS_FEED.STORY_ID = NR_SAVED_READERS.STORY_ID AND NR_SAVED_READERS.READER_ID = ? ) TEMP ORDER BY CREATION_DATE DE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Y_ID, SOURCE_TYPE, ROLLUP_ENTRY_ID, CREATION_DATE, IS_BROADCAST, SAVED_STORY_ID, SAVED_READER_ID, IS_VISIBLE from( select NEWS_FEED.STORY_ID, NEWS_FEED.SOURCE_TYPE, NEWS_FEED.ROLLUP_ENTRY_ID, NEWS_FEED.CREATION_DATE, NEWS_FEED.IS_BROADCAST, NEWS_FEED.IS_VISIBLE, NR_SAVED_READERS.STORY_ID SAVED_STORY_ID, NR_SAVED_READERS.READER_ID SAVED_READER_ID from( select STORY_ID, SOURCE_TYPE, ROLLUP_ENTRY_ID, CREATION_DATE, IS_BROADCAST, IS_VISIBLE FROM HOMEPAGE.NR_PROFILES_VIEW NR_PROFILES_VIEW WHERE IS_VISIBLE = 1 AND READER_ID = ? AND CREATION_DATE &lt; ? AND USE_IN_ROLLUP = 1 ORDER BY CREATION_DATE DESC fetch first 3 rows only ) NEWS_FEED LEFT JOIN HOMEPAGE.NR_SAVED_READERS NR_SAVED_READERS ON NEWS_FEED.STORY_ID = NR_SAVED_READERS.STORY_ID AND NR_SAVED_READERS.READER_ID = ? ) TEMP ORDER BY CREATION_DATE DE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Y_ID, SOURCE_TYPE, ROLLUP_ENTRY_ID, CREATION_DATE, IS_BROADCAST, SAVED_STORY_ID, SAVED_READER_ID, IS_VISIBLE from( select NEWS_FEED.STORY_ID, NEWS_FEED.SOURCE_TYPE, NEWS_FEED.ROLLUP_ENTRY_ID, NEWS_FEED.CREATION_DATE, NEWS_FEED.IS_BROADCAST, NEWS_FEED.IS_VISIBLE, NR_SAVED_READERS.STORY_ID SAVED_STORY_ID, NR_SAVED_READERS.READER_ID SAVED_READER_ID from( select STORY_ID, SOURCE_TYPE, ROLLUP_ENTRY_ID, CREATION_DATE, IS_BROADCAST, IS_VISIBLE FROM HOMEPAGE.NR_PROFILES_VIEW NR_PROFILES_VIEW WHERE IS_VISIBLE = 1 AND READER_ID = ? AND CREATION_DATE &lt; ? AND USE_IN_ROLLUP = 1 ORDER BY CREATION_DATE DESC fetch first 4 rows only ) NEWS_FEED LEFT JOIN HOMEPAGE.NR_SAVED_READERS NR_SAVED_READERS ON NEWS_FEED.STORY_ID = NR_SAVED_READERS.STORY_ID AND NR_SAVED_READERS.READER_ID = ? ) TEMP ORDER BY CREATION_DATE DE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Y_ID, SOURCE_TYPE, ROLLUP_ENTRY_ID, CREATION_DATE, IS_BROADCAST, SAVED_STORY_ID, SAVED_READER_ID, IS_VISIBLE from( select NEWS_FEED.STORY_ID, NEWS_FEED.SOURCE_TYPE, NEWS_FEED.ROLLUP_ENTRY_ID, NEWS_FEED.CREATION_DATE, NEWS_FEED.IS_BROADCAST, NEWS_FEED.IS_VISIBLE, NR_SAVED_READERS.STORY_ID SAVED_STORY_ID, NR_SAVED_READERS.READER_ID SAVED_READER_ID from( select STORY_ID, SOURCE_TYPE, ROLLUP_ENTRY_ID, CREATION_DATE, IS_BROADCAST, IS_VISIBLE FROM HOMEPAGE.NR_PROFILES_VIEW NR_PROFILES_VIEW WHERE IS_VISIBLE = 1 AND READER_ID = ? AND ROLLUP_ENTRY_ID = ? AND USE_IN_ROLLUP = 1 ORDER BY CREATION_DATE DESC fetch first 22 rows only ) NEWS_FEED LEFT JOIN HOMEPAGE.NR_SAVED_READERS NR_SAVED_READERS ON NEWS_FEED.STORY_ID = NR_SAVED_READERS.STORY_ID AND NR_SAVED_READERS.READER_ID = ? ) TEMP ORDER BY CREATION_DATE DE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Y_ID, SOURCE_TYPE, ROLLUP_ENTRY_ID, CREATION_DATE, IS_BROADCAST, SAVED_STORY_ID, SAVED_READER_ID, IS_VISIBLE from( select NEWS_FEED.STORY_ID, NEWS_FEED.SOURCE_TYPE, NEWS_FEED.ROLLUP_ENTRY_ID, NEWS_FEED.CREATION_DATE, NEWS_FEED.IS_BROADCAST, NEWS_FEED.IS_VISIBLE, NR_SAVED_READERS.STORY_ID SAVED_STORY_ID, NR_SAVED_READERS.READER_ID SAVED_READER_ID from( select STORY_ID, SOURCE_TYPE, ROLLUP_ENTRY_ID, CREATION_DATE, IS_BROADCAST, IS_VISIBLE FROM HOMEPAGE.NR_PROFILES_VIEW NR_PROFILES_VIEW WHERE IS_VISIBLE = 1 AND READER_ID = ? AND USE_IN_ROLLUP = 1 ORDER BY CREATION_DATE DESC fetch first 22 rows only ) NEWS_FEED LEFT JOIN HOMEPAGE.NR_SAVED_READERS NR_SAVED_READERS ON NEWS_FEED.STORY_ID = NR_SAVED_READERS.STORY_ID AND NR_SAVED_READERS.READER_ID = ? ) TEMP ORDER BY CREATION_DATE DE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Y_ID, SOURCE_TYPE, ROLLUP_ENTRY_ID, CREATION_DATE, IS_BROADCAST, SAVED_STORY_ID, SAVED_READER_ID,IS_VISIBLE from( select NEWS_FEED.STORY_ID, NEWS_FEED.SOURCE_TYPE, NEWS_FEED.ROLLUP_ENTRY_ID, NEWS_FEED.CREATION_DATE, NEWS_FEED.IS_BROADCAST, NEWS_FEED.IS_VISIBLE, NR_SAVED_READERS.STORY_ID SAVED_STORY_ID, NR_SAVED_READERS.READER_ID SAVED_READER_ID from( select STORY_ID, SOURCE_TYPE, ROLLUP_ENTRY_ID, CREATION_DATE, IS_BROADCAST,IS_VISIBLE from ( select distinct STORY_ID, SOURCE_TYPE, ROLLUP_ENTRY_ID, CREATION_DATE, IS_BROADCAST,IS_VISIBLE FROM HOMEPAGE.NR_COMM_PERSON_FOLLOW NR_COMM_PERSON_FOLLOW, HOMEPAGE.NR_AGGREGATED_READERS NR_AGGREGATED_READERS WHERE NR_COMM_PERSON_FOLLOW.PERSON_ID= ? AND NR_COMM_PERSON_FOLLOW.PERSON_COMMUNITY_ID = NR_AGGREGATED_READERS.READER_ID AND IS_VISIBLE = 1 AND ( STORY_ID = ? ) ORDER BY CREATION_DATE DESC ) INTERNAL_NEWS_FEED fetch first 20 rows only ) NEWS_FEED LEFT JOIN HOMEPAGE.NR_SAVED_READERS NR_SAVED_READERS ON NEWS_FEED.STORY_ID = NR_SAVED_READERS.STORY_ID AND NR_SAVED_READERS.READER_ID = ? ) TEMP ORDER BY CREATION_DATE DE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Y_ID, SOURCE_TYPE, ROLLUP_ENTRY_ID, CREATION_DATE, IS_BROADCAST, SAVED_STORY_ID, SAVED_READER_ID,IS_VISIBLE from( select NEWS_FEED.STORY_ID, NEWS_FEED.SOURCE_TYPE, NEWS_FEED.ROLLUP_ENTRY_ID, NEWS_FEED.CREATION_DATE, NEWS_FEED.IS_BROADCAST, NEWS_FEED.IS_VISIBLE, NR_SAVED_READERS.STORY_ID SAVED_STORY_ID, NR_SAVED_READERS.READER_ID SAVED_READER_ID from( select STORY_ID, SOURCE_TYPE, ROLLUP_ENTRY_ID, CREATION_DATE, IS_BROADCAST,IS_VISIBLE from ( select distinct STORY_ID, SOURCE_TYPE, ROLLUP_ENTRY_ID, CREATION_DATE, IS_BROADCAST,IS_VISIBLE FROM HOMEPAGE.NR_COMM_PERSON_FOLLOW NR_COMM_PERSON_FOLLOW, HOMEPAGE.NR_AGGREGATED_READERS NR_AGGREGATED_READERS WHERE NR_COMM_PERSON_FOLLOW.PERSON_ID= ? AND NR_COMM_PERSON_FOLLOW.PERSON_COMMUNITY_ID = NR_AGGREGATED_READERS.READER_ID AND IS_VISIBLE = 1 AND CREATION_DATE &lt; ? AND USE_IN_ROLLUP = 1 ORDER BY CREATION_DATE DESC ) INTERNAL_NEWS_FEED fetch first 11 rows only ) NEWS_FEED LEFT JOIN HOMEPAGE.NR_SAVED_READERS NR_SAVED_READERS ON NEWS_FEED.STORY_ID = NR_SAVED_READERS.STORY_ID AND NR_SAVED_READERS.READER_ID = ? ) TEMP ORDER BY CREATION_DATE DE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Y_ID, SOURCE_TYPE, ROLLUP_ENTRY_ID, CREATION_DATE, IS_BROADCAST, SAVED_STORY_ID, SAVED_READER_ID,IS_VISIBLE from( select NEWS_FEED.STORY_ID, NEWS_FEED.SOURCE_TYPE, NEWS_FEED.ROLLUP_ENTRY_ID, NEWS_FEED.CREATION_DATE, NEWS_FEED.IS_BROADCAST, NEWS_FEED.IS_VISIBLE, NR_SAVED_READERS.STORY_ID SAVED_STORY_ID, NR_SAVED_READERS.READER_ID SAVED_READER_ID from( select STORY_ID, SOURCE_TYPE, ROLLUP_ENTRY_ID, CREATION_DATE, IS_BROADCAST,IS_VISIBLE from ( select distinct STORY_ID, SOURCE_TYPE, ROLLUP_ENTRY_ID, CREATION_DATE, IS_BROADCAST,IS_VISIBLE FROM HOMEPAGE.NR_COMM_PERSON_FOLLOW NR_COMM_PERSON_FOLLOW, HOMEPAGE.NR_AGGREGATED_READERS NR_AGGREGATED_READERS WHERE NR_COMM_PERSON_FOLLOW.PERSON_ID= ? AND NR_COMM_PERSON_FOLLOW.PERSON_COMMUNITY_ID = NR_AGGREGATED_READERS.READER_ID AND IS_VISIBLE = 1 AND ROLLUP_ENTRY_ID = ? AND USE_IN_ROLLUP = 1 ORDER BY CREATION_DATE DESC ) INTERNAL_NEWS_FEED fetch first 22 rows only ) NEWS_FEED LEFT JOIN HOMEPAGE.NR_SAVED_READERS NR_SAVED_READERS ON NEWS_FEED.STORY_ID = NR_SAVED_READERS.STORY_ID AND NR_SAVED_READERS.READER_ID = ? ) TEMP ORDER BY CREATION_DATE DE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Y_ID, SOURCE_TYPE, ROLLUP_ENTRY_ID, CREATION_DATE, IS_BROADCAST, SAVED_STORY_ID, SAVED_READER_ID,IS_VISIBLE from( select NEWS_FEED.STORY_ID, NEWS_FEED.SOURCE_TYPE, NEWS_FEED.ROLLUP_ENTRY_ID, NEWS_FEED.CREATION_DATE, NEWS_FEED.IS_BROADCAST, NEWS_FEED.IS_VISIBLE, NR_SAVED_READERS.STORY_ID SAVED_STORY_ID, NR_SAVED_READERS.READER_ID SAVED_READER_ID from( select STORY_ID, SOURCE_TYPE, ROLLUP_ENTRY_ID, CREATION_DATE, IS_BROADCAST,IS_VISIBLE from ( select distinct STORY_ID, SOURCE_TYPE, ROLLUP_ENTRY_ID, CREATION_DATE, IS_BROADCAST,IS_VISIBLE FROM HOMEPAGE.NR_COMM_PERSON_FOLLOW NR_COMM_PERSON_FOLLOW, HOMEPAGE.NR_AGGREGATED_READERS NR_AGGREGATED_READERS WHERE NR_COMM_PERSON_FOLLOW.PERSON_ID= ? AND NR_COMM_PERSON_FOLLOW.PERSON_COMMUNITY_ID = NR_AGGREGATED_READERS.READER_ID AND IS_VISIBLE = 1 AND ROLLUP_ENTRY_ID = ? ORDER BY CREATION_DATE DESC ) INTERNAL_NEWS_FEED fetch first 20 rows only ) NEWS_FEED LEFT JOIN HOMEPAGE.NR_SAVED_READERS NR_SAVED_READERS ON NEWS_FEED.STORY_ID = NR_SAVED_READERS.STORY_ID AND NR_SAVED_READERS.READER_ID = ? ) TEMP ORDER BY CREATION_DATE DE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Y_ID, SOURCE_TYPE, ROLLUP_ENTRY_ID, CREATION_DATE, IS_BROADCAST, SAVED_STORY_ID, SAVED_READER_ID,IS_VISIBLE from( select NEWS_FEED.STORY_ID, NEWS_FEED.SOURCE_TYPE, NEWS_FEED.ROLLUP_ENTRY_ID, NEWS_FEED.CREATION_DATE, NEWS_FEED.IS_BROADCAST, NEWS_FEED.IS_VISIBLE, NR_SAVED_READERS.STORY_ID SAVED_STORY_ID, NR_SAVED_READERS.READER_ID SAVED_READER_ID from( select STORY_ID, SOURCE_TYPE, ROLLUP_ENTRY_ID, CREATION_DATE, IS_BROADCAST,IS_VISIBLE from ( select distinct STORY_ID, SOURCE_TYPE, ROLLUP_ENTRY_ID, CREATION_DATE, IS_BROADCAST,IS_VISIBLE FROM HOMEPAGE.NR_COMM_PERSON_FOLLOW NR_COMM_PERSON_FOLLOW, HOMEPAGE.NR_AGGREGATED_READERS NR_AGGREGATED_READERS WHERE NR_COMM_PERSON_FOLLOW.PERSON_ID= ? AND NR_COMM_PERSON_FOLLOW.PERSON_COMMUNITY_ID = NR_AGGREGATED_READERS.READER_ID AND IS_VISIBLE = 1 AND USE_IN_ROLLUP = 1 ORDER BY CREATION_DATE DESC ) INTERNAL_NEWS_FEED fetch first 22 rows only ) NEWS_FEED LEFT JOIN HOMEPAGE.NR_SAVED_READERS NR_SAVED_READERS ON NEWS_FEED.STORY_ID = NR_SAVED_READERS.STORY_ID AND NR_SAVED_READERS.READER_ID = ? ) TEMP ORDER BY CREATION_DATE DE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Y_ID, SOURCE_TYPE, ROLLUP_ENTRY_ID, CREATION_DATE, IS_BROADCAST, SAVED_STORY_ID, SAVED_READER_ID,IS_VISIBLE from( select NEWS_FEED.STORY_ID, NEWS_FEED.SOURCE_TYPE, NEWS_FEED.ROLLUP_ENTRY_ID, NEWS_FEED.CREATION_DATE, NEWS_FEED.IS_BROADCAST, NEWS_FEED.IS_VISIBLE, NR_SAVED_READERS.STORY_ID SAVED_STORY_ID, NR_SAVED_READERS.READER_ID SAVED_READER_ID from( select STORY_ID, SOURCE_TYPE, ROLLUP_ENTRY_ID, CREATION_DATE, IS_BROADCAST,IS_VISIBLE from ( select distinct STORY_ID, SOURCE_TYPE, ROLLUP_ENTRY_ID, CREATION_DATE, IS_BROADCAST,IS_VISIBLE FROM HOMEPAGE.NR_COMM_PERSON_FOLLOW NR_COMM_PERSON_FOLLOW, HOMEPAGE.NR_COMMUNITIES_READERS NR_COMMUNITIES_READERS WHERE NR_COMM_PERSON_FOLLOW.PERSON_ID= ? AND NR_COMM_PERSON_FOLLOW.PERSON_COMMUNITY_ID = NR_COMMUNITIES_READERS.READER_ID AND IS_VISIBLE = 1 AND SOURCE_TYPE = ? AND CREATION_DATE &lt; ? AND USE_IN_ROLLUP = 1 AND IS_BROADCAST = 1 ORDER BY CREATION_DATE DESC ) INTERNAL_NEWS_FEED fetch first 3 rows only ) NEWS_FEED LEFT JOIN HOMEPAGE.NR_SAVED_READERS NR_SAVED_READERS ON NEWS_FEED.STORY_ID = NR_SAVED_READERS.STORY_ID AND NR_SAVED_READERS.READER_ID = ? ) TEMP ORDER BY CREATION_DATE DE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Y_ID, SOURCE_TYPE, ROLLUP_ENTRY_ID, CREATION_DATE, IS_BROADCAST, SAVED_STORY_ID, SAVED_READER_ID,IS_VISIBLE from( select NEWS_FEED.STORY_ID, NEWS_FEED.SOURCE_TYPE, NEWS_FEED.ROLLUP_ENTRY_ID, NEWS_FEED.CREATION_DATE, NEWS_FEED.IS_BROADCAST, NEWS_FEED.IS_VISIBLE, NR_SAVED_READERS.STORY_ID SAVED_STORY_ID, NR_SAVED_READERS.READER_ID SAVED_READER_ID from( select STORY_ID, SOURCE_TYPE, ROLLUP_ENTRY_ID, CREATION_DATE, IS_BROADCAST,IS_VISIBLE from ( select distinct STORY_ID, SOURCE_TYPE, ROLLUP_ENTRY_ID, CREATION_DATE, IS_BROADCAST,IS_VISIBLE FROM HOMEPAGE.NR_COMM_PERSON_FOLLOW NR_COMM_PERSON_FOLLOW, HOMEPAGE.NR_COMMUNITIES_READERS NR_COMMUNITIES_READERS WHERE NR_COMM_PERSON_FOLLOW.PERSON_ID= ? AND NR_COMM_PERSON_FOLLOW.PERSON_COMMUNITY_ID = NR_COMMUNITIES_READERS.READER_ID AND IS_VISIBLE = 1 AND SOURCE_TYPE = ? AND USE_IN_ROLLUP = 1 AND IS_BROADCAST = 1 ORDER BY CREATION_DATE DESC ) INTERNAL_NEWS_FEED fetch first 22 rows only ) NEWS_FEED LEFT JOIN HOMEPAGE.NR_SAVED_READERS NR_SAVED_READERS ON NEWS_FEED.STORY_ID = NR_SAVED_READERS.STORY_ID AND NR_SAVED_READERS.READER_ID = ? ) TEMP ORDER BY CREATION_DATE DE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Y_ID, SOURCE_TYPE, ROLLUP_ENTRY_ID, CREATION_DATE, IS_BROADCAST, SAVED_STORY_ID, SAVED_READER_ID,IS_VISIBLE from( select NEWS_FEED.STORY_ID, NEWS_FEED.SOURCE_TYPE, NEWS_FEED.ROLLUP_ENTRY_ID, NEWS_FEED.CREATION_DATE, NEWS_FEED.IS_BROADCAST, NEWS_FEED.IS_VISIBLE, NR_SAVED_READERS.STORY_ID SAVED_STORY_ID, NR_SAVED_READERS.READER_ID SAVED_READER_ID from( select STORY_ID, SOURCE_TYPE, ROLLUP_ENTRY_ID, CREATION_DATE, IS_BROADCAST,IS_VISIBLE from ( select distinct STORY_ID, SOURCE_TYPE, ROLLUP_ENTRY_ID, CREATION_DATE, IS_BROADCAST,IS_VISIBLE FROM HOMEPAGE.NR_COMM_PERSON_FOLLOW NR_COMM_PERSON_FOLLOW, HOMEPAGE.NR_MENTIONS_READERS NR_MENTIONS_READERS WHERE NR_COMM_PERSON_FOLLOW.PERSON_ID= ? AND NR_COMM_PERSON_FOLLOW.PERSON_COMMUNITY_ID = NR_MENTIONS_READERS.READER_ID AND IS_VISIBLE = 1 ORDER BY CREATION_DATE DESC ) INTERNAL_NEWS_FEED fetch first 20 rows only ) NEWS_FEED LEFT JOIN HOMEPAGE.NR_SAVED_READERS NR_SAVED_READERS ON NEWS_FEED.STORY_ID = NR_SAVED_READERS.STORY_ID AND NR_SAVED_READERS.READER_ID = ? ) TEMP ORDER BY CREATION_DATE DE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Y_ID, SOURCE_TYPE, ROLLUP_ENTRY_ID, CREATION_DATE, IS_BROADCAST, SAVED_STORY_ID, SAVED_READER_ID,IS_VISIBLE from( select NEWS_FEED.STORY_ID, NEWS_FEED.SOURCE_TYPE, NEWS_FEED.ROLLUP_ENTRY_ID, NEWS_FEED.CREATION_DATE, NEWS_FEED.IS_BROADCAST, NEWS_FEED.IS_VISIBLE, NR_SAVED_READERS.STORY_ID SAVED_STORY_ID, NR_SAVED_READERS.READER_ID SAVED_READER_ID from( select STORY_ID, SOURCE_TYPE, ROLLUP_ENTRY_ID, CREATION_DATE, IS_BROADCAST,IS_VISIBLE from ( select distinct STORY_ID, SOURCE_TYPE, ROLLUP_ENTRY_ID, CREATION_DATE, IS_BROADCAST,IS_VISIBLE FROM HOMEPAGE.NR_COMM_PERSON_FOLLOW NR_COMM_PERSON_FOLLOW, HOMEPAGE.NR_NOTIFICATION_SENT_READERS NR_NOTIFICATION_SENT_READERS WHERE NR_COMM_PERSON_FOLLOW.PERSON_ID= ? AND NR_COMM_PERSON_FOLLOW.PERSON_COMMUNITY_ID = NR_NOTIFICATION_SENT_READERS.READER_ID AND IS_VISIBLE = 1 AND IS_STORY_COMM = 1 ORDER BY CREATION_DATE DESC ) INTERNAL_NEWS_FEED fetch first 20 rows only ) NEWS_FEED LEFT JOIN HOMEPAGE.NR_SAVED_READERS NR_SAVED_READERS ON NEWS_FEED.STORY_ID = NR_SAVED_READERS.STORY_ID AND NR_SAVED_READERS.READER_ID = ? ) TEMP ORDER BY CREATION_DATE DE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Y_ID, SOURCE_TYPE, ROLLUP_ENTRY_ID, CREATION_DATE, IS_BROADCAST, SAVED_STORY_ID, SAVED_READER_ID,IS_VISIBLE from( select NEWS_FEED.STORY_ID, NEWS_FEED.SOURCE_TYPE, NEWS_FEED.ROLLUP_ENTRY_ID, NEWS_FEED.CREATION_DATE, NEWS_FEED.IS_BROADCAST, NEWS_FEED.IS_VISIBLE, NR_SAVED_READERS.STORY_ID SAVED_STORY_ID, NR_SAVED_READERS.READER_ID SAVED_READER_ID from( select STORY_ID, SOURCE_TYPE, ROLLUP_ENTRY_ID, CREATION_DATE, IS_BROADCAST,IS_VISIBLE from ( select distinct STORY_ID, SOURCE_TYPE, ROLLUP_ENTRY_ID, CREATION_DATE, IS_BROADCAST,IS_VISIBLE FROM HOMEPAGE.NR_COMM_PERSON_FOLLOW NR_COMM_PERSON_FOLLOW, HOMEPAGE.NR_NOTIFICATION_SENT_READERS NR_NOTIFICATION_SENT_READERS WHERE NR_COMM_PERSON_FOLLOW.PERSON_ID= ? AND NR_COMM_PERSON_FOLLOW.PERSON_COMMUNITY_ID = NR_NOTIFICATION_SENT_READERS.READER_ID AND IS_VISIBLE = 1 AND SOURCE_TYPE = ? ORDER BY CREATION_DATE DESC ) INTERNAL_NEWS_FEED fetch first 20 rows only ) NEWS_FEED LEFT JOIN HOMEPAGE.NR_SAVED_READERS NR_SAVED_READERS ON NEWS_FEED.STORY_ID = NR_SAVED_READERS.STORY_ID AND NR_SAVED_READERS.READER_ID = ? ) TEMP ORDER BY CREATION_DATE DE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Y_ID, SOURCE_TYPE, ROLLUP_ENTRY_ID, CREATION_DATE, IS_BROADCAST, SAVED_STORY_ID, SAVED_READER_ID,IS_VISIBLE from( select NEWS_FEED.STORY_ID, NEWS_FEED.SOURCE_TYPE, NEWS_FEED.ROLLUP_ENTRY_ID, NEWS_FEED.CREATION_DATE, NEWS_FEED.IS_BROADCAST, NEWS_FEED.IS_VISIBLE, NR_SAVED_READERS.STORY_ID SAVED_STORY_ID, NR_SAVED_READERS.READER_ID SAVED_READER_ID from( select STORY_ID, SOURCE_TYPE, ROLLUP_ENTRY_ID, CREATION_DATE, IS_BROADCAST,IS_VISIBLE from ( select distinct STORY_ID, SOURCE_TYPE, ROLLUP_ENTRY_ID, CREATION_DATE, IS_BROADCAST,IS_VISIBLE FROM HOMEPAGE.NR_COMM_PERSON_FOLLOW NR_COMM_PERSON_FOLLOW, HOMEPAGE.NR_NOTIFICATION_SENT_READERS NR_NOTIFICATION_SENT_READERS WHERE NR_COMM_PERSON_FOLLOW.PERSON_ID= ? AND NR_COMM_PERSON_FOLLOW.PERSON_COMMUNITY_ID = NR_NOTIFICATION_SENT_READERS.READER_ID AND IS_VISIBLE = 1 ORDER BY CREATION_DATE DESC ) INTERNAL_NEWS_FEED fetch first 20 rows only ) NEWS_FEED LEFT JOIN HOMEPAGE.NR_SAVED_READERS NR_SAVED_READERS ON NEWS_FEED.STORY_ID = NR_SAVED_READERS.STORY_ID AND NR_SAVED_READERS.READER_ID = ? ) TEMP ORDER BY CREATION_DATE DE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Y_ID, SOURCE_TYPE, ROLLUP_ENTRY_ID, CREATION_DATE, IS_BROADCAST, SAVED_STORY_ID, SAVED_READER_ID,IS_VISIBLE from( select NEWS_FEED.STORY_ID, NEWS_FEED.SOURCE_TYPE, NEWS_FEED.ROLLUP_ENTRY_ID, NEWS_FEED.CREATION_DATE, NEWS_FEED.IS_BROADCAST, NEWS_FEED.IS_VISIBLE, NR_SAVED_READERS.STORY_ID SAVED_STORY_ID, NR_SAVED_READERS.READER_ID SAVED_READER_ID from( select STORY_ID, SOURCE_TYPE, ROLLUP_ENTRY_ID, CREATION_DATE, IS_BROADCAST,IS_VISIBLE from ( select distinct STORY_ID, SOURCE_TYPE, ROLLUP_ENTRY_ID, CREATION_DATE, IS_BROADCAST,IS_VISIBLE FROM HOMEPAGE.NR_COMM_PERSON_FOLLOW NR_COMM_PERSON_FOLLOW, HOMEPAGE.NR_RESPONSES_READERS NR_RESPONSES_READERS WHERE NR_COMM_PERSON_FOLLOW.PERSON_ID= ? AND NR_COMM_PERSON_FOLLOW.PERSON_COMMUNITY_ID = NR_RESPONSES_READERS.READER_ID AND IS_VISIBLE = 1 AND IS_STORY_COMM = 1 ORDER BY CREATION_DATE DESC ) INTERNAL_NEWS_FEED fetch first 20 rows only ) NEWS_FEED LEFT JOIN HOMEPAGE.NR_SAVED_READERS NR_SAVED_READERS ON NEWS_FEED.STORY_ID = NR_SAVED_READERS.STORY_ID AND NR_SAVED_READERS.READER_ID = ? ) TEMP ORDER BY CREATION_DATE DE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Y_ID, SOURCE_TYPE, ROLLUP_ENTRY_ID, CREATION_DATE, IS_BROADCAST, SAVED_STORY_ID, SAVED_READER_ID,IS_VISIBLE from( select NEWS_FEED.STORY_ID, NEWS_FEED.SOURCE_TYPE, NEWS_FEED.ROLLUP_ENTRY_ID, NEWS_FEED.CREATION_DATE, NEWS_FEED.IS_BROADCAST, NEWS_FEED.IS_VISIBLE, NR_SAVED_READERS.STORY_ID SAVED_STORY_ID, NR_SAVED_READERS.READER_ID SAVED_READER_ID from( select STORY_ID, SOURCE_TYPE, ROLLUP_ENTRY_ID, CREATION_DATE, IS_BROADCAST,IS_VISIBLE from ( select distinct STORY_ID, SOURCE_TYPE, ROLLUP_ENTRY_ID, CREATION_DATE, IS_BROADCAST,IS_VISIBLE FROM HOMEPAGE.NR_COMM_PERSON_FOLLOW NR_COMM_PERSON_FOLLOW, HOMEPAGE.NR_RESPONSES_READERS NR_RESPONSES_READERS WHERE NR_COMM_PERSON_FOLLOW.PERSON_ID= ? AND NR_COMM_PERSON_FOLLOW.PERSON_COMMUNITY_ID = NR_RESPONSES_READERS.READER_ID AND IS_VISIBLE = 1 AND SOURCE_TYPE = ? ORDER BY CREATION_DATE DESC ) INTERNAL_NEWS_FEED fetch first 20 rows only ) NEWS_FEED LEFT JOIN HOMEPAGE.NR_SAVED_READERS NR_SAVED_READERS ON NEWS_FEED.STORY_ID = NR_SAVED_READERS.STORY_ID AND NR_SAVED_READERS.READER_ID = ? ) TEMP ORDER BY CREATION_DATE DE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Y_ID, SOURCE_TYPE, ROLLUP_ENTRY_ID, CREATION_DATE, IS_BROADCAST, SAVED_STORY_ID, SAVED_READER_ID,IS_VISIBLE from( select NEWS_FEED.STORY_ID, NEWS_FEED.SOURCE_TYPE, NEWS_FEED.ROLLUP_ENTRY_ID, NEWS_FEED.CREATION_DATE, NEWS_FEED.IS_BROADCAST, NEWS_FEED.IS_VISIBLE, NR_SAVED_READERS.STORY_ID SAVED_STORY_ID, NR_SAVED_READERS.READER_ID SAVED_READER_ID from( select STORY_ID, SOURCE_TYPE, ROLLUP_ENTRY_ID, CREATION_DATE, IS_BROADCAST,IS_VISIBLE from ( select distinct STORY_ID, SOURCE_TYPE, ROLLUP_ENTRY_ID, CREATION_DATE, IS_BROADCAST,IS_VISIBLE FROM HOMEPAGE.NR_COMM_PERSON_FOLLOW NR_COMM_PERSON_FOLLOW, HOMEPAGE.NR_RESPONSES_READERS NR_RESPONSES_READERS WHERE NR_COMM_PERSON_FOLLOW.PERSON_ID= ? AND NR_COMM_PERSON_FOLLOW.PERSON_COMMUNITY_ID = NR_RESPONSES_READERS.READER_ID AND IS_VISIBLE = 1 ORDER BY CREATION_DATE DESC ) INTERNAL_NEWS_FEED fetch first 20 rows only ) NEWS_FEED LEFT JOIN HOMEPAGE.NR_SAVED_READERS NR_SAVED_READERS ON NEWS_FEED.STORY_ID = NR_SAVED_READERS.STORY_ID AND NR_SAVED_READERS.READER_ID = ? ) TEMP ORDER BY CREATION_DATE DE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Y_ID, SOURCE_TYPE, ROLLUP_ENTRY_ID, CREATION_DATE, IS_BROADCAST, SAVED_STORY_ID, SAVED_READER_ID,IS_VISIBLE from( select NEWS_FEED.STORY_ID, NEWS_FEED.SOURCE_TYPE, NEWS_FEED.ROLLUP_ENTRY_ID, NEWS_FEED.CREATION_DATE, NEWS_FEED.IS_BROADCAST, NEWS_FEED.IS_VISIBLE, NR_SAVED_READERS.STORY_ID SAVED_STORY_ID, NR_SAVED_READERS.READER_ID SAVED_READER_ID from( select STORY_ID, SOURCE_TYPE, ROLLUP_ENTRY_ID, CREATION_DATE, IS_BROADCAST,IS_VISIBLE from ( select distinct STORY_ID, SOURCE_TYPE, ROLLUP_ENTRY_ID, CREATION_DATE, IS_BROADCAST,IS_VISIBLE FROM HOMEPAGE.NR_COMM_PERSON_FOLLOW NR_COMM_PERSON_FOLLOW, HOMEPAGE.NR_STATUS_UPDATE_READERS NR_STATUS_UPDATE_READERS WHERE NR_COMM_PERSON_FOLLOW.PERSON_ID= ? AND NR_COMM_PERSON_FOLLOW.PERSON_COMMUNITY_ID = NR_STATUS_UPDATE_READERS.READER_ID AND IS_VISIBLE = 1 AND CREATION_DATE &lt; ? AND USE_IN_ROLLUP = 1 AND IS_BROADCAST = 1 ORDER BY CREATION_DATE DESC ) INTERNAL_NEWS_FEED fetch first 10 rows only ) NEWS_FEED LEFT JOIN HOMEPAGE.NR_SAVED_READERS NR_SAVED_READERS ON NEWS_FEED.STORY_ID = NR_SAVED_READERS.STORY_ID AND NR_SAVED_READERS.READER_ID = ? ) TEMP ORDER BY CREATION_DATE DE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Y_ID, SOURCE_TYPE, ROLLUP_ENTRY_ID, CREATION_DATE, IS_BROADCAST, SAVED_STORY_ID, SAVED_READER_ID,IS_VISIBLE from( select NEWS_FEED.STORY_ID, NEWS_FEED.SOURCE_TYPE, NEWS_FEED.ROLLUP_ENTRY_ID, NEWS_FEED.CREATION_DATE, NEWS_FEED.IS_BROADCAST, NEWS_FEED.IS_VISIBLE, NR_SAVED_READERS.STORY_ID SAVED_STORY_ID, NR_SAVED_READERS.READER_ID SAVED_READER_ID from( select STORY_ID, SOURCE_TYPE, ROLLUP_ENTRY_ID, CREATION_DATE, IS_BROADCAST,IS_VISIBLE from ( select distinct STORY_ID, SOURCE_TYPE, ROLLUP_ENTRY_ID, CREATION_DATE, IS_BROADCAST,IS_VISIBLE FROM HOMEPAGE.NR_COMM_PERSON_FOLLOW NR_COMM_PERSON_FOLLOW, HOMEPAGE.NR_STATUS_UPDATE_READERS NR_STATUS_UPDATE_READERS WHERE NR_COMM_PERSON_FOLLOW.PERSON_ID= ? AND NR_COMM_PERSON_FOLLOW.PERSON_COMMUNITY_ID = NR_STATUS_UPDATE_READERS.READER_ID AND IS_VISIBLE = 1 AND CREATION_DATE &lt; ? AND USE_IN_ROLLUP = 1 AND IS_BROADCAST = 1 ORDER BY CREATION_DATE DESC ) INTERNAL_NEWS_FEED fetch first 11 rows only ) NEWS_FEED LEFT JOIN HOMEPAGE.NR_SAVED_READERS NR_SAVED_READERS ON NEWS_FEED.STORY_ID = NR_SAVED_READERS.STORY_ID AND NR_SAVED_READERS.READER_ID = ? ) TEMP ORDER BY CREATION_DATE DE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Y_ID, SOURCE_TYPE, ROLLUP_ENTRY_ID, CREATION_DATE, IS_BROADCAST, SAVED_STORY_ID, SAVED_READER_ID,IS_VISIBLE from( select NEWS_FEED.STORY_ID, NEWS_FEED.SOURCE_TYPE, NEWS_FEED.ROLLUP_ENTRY_ID, NEWS_FEED.CREATION_DATE, NEWS_FEED.IS_BROADCAST, NEWS_FEED.IS_VISIBLE, NR_SAVED_READERS.STORY_ID SAVED_STORY_ID, NR_SAVED_READERS.READER_ID SAVED_READER_ID from( select STORY_ID, SOURCE_TYPE, ROLLUP_ENTRY_ID, CREATION_DATE, IS_BROADCAST,IS_VISIBLE from ( select distinct STORY_ID, SOURCE_TYPE, ROLLUP_ENTRY_ID, CREATION_DATE, IS_BROADCAST,IS_VISIBLE FROM HOMEPAGE.NR_COMM_PERSON_FOLLOW NR_COMM_PERSON_FOLLOW, HOMEPAGE.NR_STATUS_UPDATE_READERS NR_STATUS_UPDATE_READERS WHERE NR_COMM_PERSON_FOLLOW.PERSON_ID= ? AND NR_COMM_PERSON_FOLLOW.PERSON_COMMUNITY_ID = NR_STATUS_UPDATE_READERS.READER_ID AND IS_VISIBLE = 1 AND CREATION_DATE &lt; ? AND USE_IN_ROLLUP = 1 AND IS_BROADCAST = 1 ORDER BY CREATION_DATE DESC ) INTERNAL_NEWS_FEED fetch first 13 rows only ) NEWS_FEED LEFT JOIN HOMEPAGE.NR_SAVED_READERS NR_SAVED_READERS ON NEWS_FEED.STORY_ID = NR_SAVED_READERS.STORY_ID AND NR_SAVED_READERS.READER_ID = ? ) TEMP ORDER BY CREATION_DATE DE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Y_ID, SOURCE_TYPE, ROLLUP_ENTRY_ID, CREATION_DATE, IS_BROADCAST, SAVED_STORY_ID, SAVED_READER_ID,IS_VISIBLE from( select NEWS_FEED.STORY_ID, NEWS_FEED.SOURCE_TYPE, NEWS_FEED.ROLLUP_ENTRY_ID, NEWS_FEED.CREATION_DATE, NEWS_FEED.IS_BROADCAST, NEWS_FEED.IS_VISIBLE, NR_SAVED_READERS.STORY_ID SAVED_STORY_ID, NR_SAVED_READERS.READER_ID SAVED_READER_ID from( select STORY_ID, SOURCE_TYPE, ROLLUP_ENTRY_ID, CREATION_DATE, IS_BROADCAST,IS_VISIBLE from ( select distinct STORY_ID, SOURCE_TYPE, ROLLUP_ENTRY_ID, CREATION_DATE, IS_BROADCAST,IS_VISIBLE FROM HOMEPAGE.NR_COMM_PERSON_FOLLOW NR_COMM_PERSON_FOLLOW, HOMEPAGE.NR_STATUS_UPDATE_READERS NR_STATUS_UPDATE_READERS WHERE NR_COMM_PERSON_FOLLOW.PERSON_ID= ? AND NR_COMM_PERSON_FOLLOW.PERSON_COMMUNITY_ID = NR_STATUS_UPDATE_READERS.READER_ID AND IS_VISIBLE = 1 AND ROLLUP_AUTHOR_ID = ? AND CREATION_DATE &lt; ? AND USE_IN_ROLLUP = 1 AND IS_BROADCAST = 1 ORDER BY CREATION_DATE DESC ) INTERNAL_NEWS_FEED fetch first 13 rows only ) NEWS_FEED LEFT JOIN HOMEPAGE.NR_SAVED_READERS NR_SAVED_READERS ON NEWS_FEED.STORY_ID = NR_SAVED_READERS.STORY_ID AND NR_SAVED_READERS.READER_ID = ? ) TEMP ORDER BY CREATION_DATE DE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Y_ID, SOURCE_TYPE, ROLLUP_ENTRY_ID, CREATION_DATE, IS_BROADCAST, SAVED_STORY_ID, SAVED_READER_ID,IS_VISIBLE from( select NEWS_FEED.STORY_ID, NEWS_FEED.SOURCE_TYPE, NEWS_FEED.ROLLUP_ENTRY_ID, NEWS_FEED.CREATION_DATE, NEWS_FEED.IS_BROADCAST, NEWS_FEED.IS_VISIBLE, NR_SAVED_READERS.STORY_ID SAVED_STORY_ID, NR_SAVED_READERS.READER_ID SAVED_READER_ID from( select STORY_ID, SOURCE_TYPE, ROLLUP_ENTRY_ID, CREATION_DATE, IS_BROADCAST,IS_VISIBLE from ( select distinct STORY_ID, SOURCE_TYPE, ROLLUP_ENTRY_ID, CREATION_DATE, IS_BROADCAST,IS_VISIBLE FROM HOMEPAGE.NR_COMM_PERSON_FOLLOW NR_COMM_PERSON_FOLLOW, HOMEPAGE.NR_STATUS_UPDATE_READERS NR_STATUS_UPDATE_READERS WHERE NR_COMM_PERSON_FOLLOW.PERSON_ID= ? AND NR_COMM_PERSON_FOLLOW.PERSON_COMMUNITY_ID = NR_STATUS_UPDATE_READERS.READER_ID AND IS_VISIBLE = 1 AND ROLLUP_AUTHOR_ID = ? AND USE_IN_ROLLUP = 1 AND IS_BROADCAST = 1 ORDER BY CREATION_DATE DESC ) INTERNAL_NEWS_FEED fetch first 22 rows only ) NEWS_FEED LEFT JOIN HOMEPAGE.NR_SAVED_READERS NR_SAVED_READERS ON NEWS_FEED.STORY_ID = NR_SAVED_READERS.STORY_ID AND NR_SAVED_READERS.READER_ID = ? ) TEMP ORDER BY CREATION_DATE DE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Y_ID, SOURCE_TYPE, ROLLUP_ENTRY_ID, CREATION_DATE, IS_BROADCAST, SAVED_STORY_ID, SAVED_READER_ID,IS_VISIBLE from( select NEWS_FEED.STORY_ID, NEWS_FEED.SOURCE_TYPE, NEWS_FEED.ROLLUP_ENTRY_ID, NEWS_FEED.CREATION_DATE, NEWS_FEED.IS_BROADCAST, NEWS_FEED.IS_VISIBLE, NR_SAVED_READERS.STORY_ID SAVED_STORY_ID, NR_SAVED_READERS.READER_ID SAVED_READER_ID from( select STORY_ID, SOURCE_TYPE, ROLLUP_ENTRY_ID, CREATION_DATE, IS_BROADCAST,IS_VISIBLE from ( select distinct STORY_ID, SOURCE_TYPE, ROLLUP_ENTRY_ID, CREATION_DATE, IS_BROADCAST,IS_VISIBLE FROM HOMEPAGE.NR_COMM_PERSON_FOLLOW NR_COMM_PERSON_FOLLOW, HOMEPAGE.NR_STATUS_UPDATE_READERS NR_STATUS_UPDATE_READERS WHERE NR_COMM_PERSON_FOLLOW.PERSON_ID= ? AND NR_COMM_PERSON_FOLLOW.PERSON_COMMUNITY_ID = NR_STATUS_UPDATE_READERS.READER_ID AND IS_VISIBLE = 1 AND USE_IN_ROLLUP = 1 AND (IS_NETWORK = ? OR IS_FOLLOWER = ?) AND IS_BROADCAST = 1 ORDER BY CREATION_DATE DESC ) INTERNAL_NEWS_FEED fetch first 22 rows only ) NEWS_FEED LEFT JOIN HOMEPAGE.NR_SAVED_READERS NR_SAVED_READERS ON NEWS_FEED.STORY_ID = NR_SAVED_READERS.STORY_ID AND NR_SAVED_READERS.READER_ID = ? ) TEMP ORDER BY CREATION_DATE DE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Y_ID, SOURCE_TYPE, ROLLUP_ENTRY_ID, CREATION_DATE, IS_BROADCAST, SAVED_STORY_ID, SAVED_READER_ID,IS_VISIBLE from( select NEWS_FEED.STORY_ID, NEWS_FEED.SOURCE_TYPE, NEWS_FEED.ROLLUP_ENTRY_ID, NEWS_FEED.CREATION_DATE, NEWS_FEED.IS_BROADCAST, NEWS_FEED.IS_VISIBLE, NR_SAVED_READERS.STORY_ID SAVED_STORY_ID, NR_SAVED_READERS.READER_ID SAVED_READER_ID from( select STORY_ID, SOURCE_TYPE, ROLLUP_ENTRY_ID, CREATION_DATE, IS_BROADCAST,IS_VISIBLE from ( select distinct STORY_ID, SOURCE_TYPE, ROLLUP_ENTRY_ID, CREATION_DATE, IS_BROADCAST,IS_VISIBLE FROM HOMEPAGE.NR_COMM_PERSON_FOLLOW NR_COMM_PERSON_FOLLOW, HOMEPAGE.NR_STATUS_UPDATE_READERS NR_STATUS_UPDATE_READERS WHERE NR_COMM_PERSON_FOLLOW.PERSON_ID= ? AND NR_COMM_PERSON_FOLLOW.PERSON_COMMUNITY_ID = NR_STATUS_UPDATE_READERS.READER_ID AND IS_VISIBLE = 1 AND USE_IN_ROLLUP = 1 AND IS_BROADCAST = 1 ORDER BY CREATION_DATE DESC ) INTERNAL_NEWS_FEED fetch first 22 rows only ) NEWS_FEED LEFT JOIN HOMEPAGE.NR_SAVED_READERS NR_SAVED_READERS ON NEWS_FEED.STORY_ID = NR_SAVED_READERS.STORY_ID AND NR_SAVED_READERS.READER_ID = ? ) TEMP ORDER BY CREATION_DATE DE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Y_ID, SOURCE_TYPE, ROLLUP_ENTRY_ID, CREATION_DATE, IS_BROADCAST, SAVED_STORY_ID, SAVED_READER_ID,IS_VISIBLE from( select NEWS_FEED.STORY_ID, NEWS_FEED.SOURCE_TYPE, NEWS_FEED.ROLLUP_ENTRY_ID, NEWS_FEED.CREATION_DATE, NEWS_FEED.IS_BROADCAST, NEWS_FEED.IS_VISIBLE, NR_SAVED_READERS.STORY_ID SAVED_STORY_ID, NR_SAVED_READERS.READER_ID SAVED_READER_ID from( select STORY_ID, SOURCE_TYPE, ROLLUP_ENTRY_ID, CREATION_DATE, IS_BROADCAST,IS_VISIBLE from ( select distinct STORY_ID, SOURCE_TYPE, ROLLUP_ENTRY_ID, CREATION_DATE, IS_BROADCAST,IS_VISIBLE FROM HOMEPAGE.NR_COMM_PERSON_FOLLOW NR_COMM_PERSON_FOLLOW, HOMEPAGE.NR_STATUS_UPDATE_READERS NR_STATUS_UPDATE_READERS WHERE NR_COMM_PERSON_FOLLOW.PERSON_ID= ? AND NR_COMM_PERSON_FOLLOW.PERSON_COMMUNITY_ID = NR_STATUS_UPDATE_READERS.READER_ID AND IS_VISIBLE = 1 AND USE_IN_ROLLUP = 1 AND IS_FOLLOWER = 1 AND IS_BROADCAST = 1 ORDER BY CREATION_DATE DESC ) INTERNAL_NEWS_FEED fetch first 22 rows only ) NEWS_FEED LEFT JOIN HOMEPAGE.NR_SAVED_READERS NR_SAVED_READERS ON NEWS_FEED.STORY_ID = NR_SAVED_READERS.STORY_ID AND NR_SAVED_READERS.READER_ID = ? ) TEMP ORDER BY CREATION_DATE DE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Y_ID, SOURCE_TYPE, ROLLUP_ENTRY_ID, CREATION_DATE, IS_BROADCAST, SAVED_STORY_ID, SAVED_READER_ID,IS_VISIBLE from( select NEWS_FEED.STORY_ID, NEWS_FEED.SOURCE_TYPE, NEWS_FEED.ROLLUP_ENTRY_ID, NEWS_FEED.CREATION_DATE, NEWS_FEED.IS_BROADCAST, NEWS_FEED.IS_VISIBLE, NR_SAVED_READERS.STORY_ID SAVED_STORY_ID, NR_SAVED_READERS.READER_ID SAVED_READER_ID from( select STORY_ID, SOURCE_TYPE, ROLLUP_ENTRY_ID, CREATION_DATE, IS_BROADCAST,IS_VISIBLE from ( select distinct STORY_ID, SOURCE_TYPE, ROLLUP_ENTRY_ID, CREATION_DATE, IS_BROADCAST,IS_VISIBLE FROM HOMEPAGE.NR_COMM_PERSON_FOLLOW NR_COMM_PERSON_FOLLOW, HOMEPAGE.NR_STATUS_UPDATE_READERS NR_STATUS_UPDATE_READERS WHERE NR_COMM_PERSON_FOLLOW.PERSON_ID= ? AND NR_COMM_PERSON_FOLLOW.PERSON_COMMUNITY_ID = NR_STATUS_UPDATE_READERS.READER_ID AND IS_VISIBLE = 1 AND USE_IN_ROLLUP = 1 AND IS_NETWORK = 1 AND IS_BROADCAST = 1 ORDER BY CREATION_DATE DESC ) INTERNAL_NEWS_FEED fetch first 22 rows only ) NEWS_FEED LEFT JOIN HOMEPAGE.NR_SAVED_READERS NR_SAVED_READERS ON NEWS_FEED.STORY_ID = NR_SAVED_READERS.STORY_ID AND NR_SAVED_READERS.READER_ID = ? ) TEMP ORDER BY CREATION_DATE DES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LECT STORY_ID, SOURCE_TYPE, ROLLUP_ENTRY_ID, IS_BROADCAST, NOTE_TEXT, NOTE_UPDATE_DATE, CREATION_DATE, SAVED_STORY_ID, IS_VISIBLE from ( SELECT MARK_AS_FEED.STORY_ID, MARK_AS_FEED.SOURCE_TYPE, MARK_AS_FEED.ROLLUP_ENTRY_ID, MARK_AS_FEED.IS_BROADCAST, MARK_AS_FEED.NOTE_TEXT, MARK_AS_FEED.NOTE_UPDATE_DATE, MARK_AS_FEED.CREATION_DATE, MARK_AS_FEED.IS_VISIBLE, NR_SAVED_READERS.STORY_ID SAVED_STORY_ID from ( select STORY_ID, SOURCE_TYPE, ROLLUP_ENTRY_ID, IS_BROADCAST, NOTE_TEXT, NOTE_UPDATE_DATE, CREATION_DATE,IS_VISIBLE FROM HOMEPAGE.NR_ACTIONABLE_READERS WHERE IS_VISIBLE = 1 AND READER_ID = ? ORDER BY CREATION_DATE DESC fetch first 20 rows only ) MARK_AS_FEED LEFT JOIN HOMEPAGE.NR_SAVED_READERS NR_SAVED_READERS ON MARK_AS_FEED.STORY_ID = NR_SAVED_READERS.STORY_ID AND NR_SAVED_READERS.READER_ID = ? ) TEMP ORDER BY CREATION_DATE DE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Y_ID, SOURCE_TYPE, ROLLUP_ENTRY_ID, IS_BROADCAST, NOTE_TEXT, NOTE_UPDATE_DATE, CREATION_DATE, SAVED_STORY_ID, IS_VISIBLE from ( SELECT MARK_AS_FEED.STORY_ID, MARK_AS_FEED.SOURCE_TYPE, MARK_AS_FEED.ROLLUP_ENTRY_ID, MARK_AS_FEED.IS_BROADCAST, MARK_AS_FEED.NOTE_TEXT, MARK_AS_FEED.NOTE_UPDATE_DATE, MARK_AS_FEED.CREATION_DATE, MARK_AS_FEED.IS_VISIBLE, NR_SAVED_READERS.STORY_ID SAVED_STORY_ID from ( select STORY_ID, SOURCE_TYPE, ROLLUP_ENTRY_ID, IS_BROADCAST, NOTE_TEXT, NOTE_UPDATE_DATE, CREATION_DATE,IS_VISIBLE FROM HOMEPAGE.NR_SAVED_READERS WHERE IS_VISIBLE = 1 AND READER_ID = ? AND IS_BROADCAST = 1 ORDER BY CREATION_DATE DESC fetch first 20 rows only ) MARK_AS_FEED LEFT JOIN HOMEPAGE.NR_SAVED_READERS NR_SAVED_READERS ON MARK_AS_FEED.STORY_ID = NR_SAVED_READERS.STORY_ID AND NR_SAVED_READERS.READER_ID = ? ) TEMP ORDER BY CREATION_DATE DE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Y_ID, SOURCE_TYPE, ROLLUP_ENTRY_ID, IS_BROADCAST, NOTE_TEXT, NOTE_UPDATE_DATE, CREATION_DATE, SAVED_STORY_ID, IS_VISIBLE from ( SELECT MARK_AS_FEED.STORY_ID, MARK_AS_FEED.SOURCE_TYPE, MARK_AS_FEED.ROLLUP_ENTRY_ID, MARK_AS_FEED.IS_BROADCAST, MARK_AS_FEED.NOTE_TEXT, MARK_AS_FEED.NOTE_UPDATE_DATE, MARK_AS_FEED.CREATION_DATE, MARK_AS_FEED.IS_VISIBLE, NR_SAVED_READERS.STORY_ID SAVED_STORY_ID from ( select STORY_ID, SOURCE_TYPE, ROLLUP_ENTRY_ID, IS_BROADCAST, NOTE_TEXT, NOTE_UPDATE_DATE, CREATION_DATE,IS_VISIBLE FROM HOMEPAGE.NR_SAVED_READERS WHERE IS_VISIBLE = 1 AND READER_ID = ? AND IS_STORY_COMM = 1 ORDER BY CREATION_DATE DESC fetch first 20 rows only ) MARK_AS_FEED LEFT JOIN HOMEPAGE.NR_SAVED_READERS NR_SAVED_READERS ON MARK_AS_FEED.STORY_ID = NR_SAVED_READERS.STORY_ID AND NR_SAVED_READERS.READER_ID = ? ) TEMP ORDER BY CREATION_DATE DE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Y_ID, SOURCE_TYPE, ROLLUP_ENTRY_ID, IS_BROADCAST, NOTE_TEXT, NOTE_UPDATE_DATE, CREATION_DATE, SAVED_STORY_ID, IS_VISIBLE from ( SELECT MARK_AS_FEED.STORY_ID, MARK_AS_FEED.SOURCE_TYPE, MARK_AS_FEED.ROLLUP_ENTRY_ID, MARK_AS_FEED.IS_BROADCAST, MARK_AS_FEED.NOTE_TEXT, MARK_AS_FEED.NOTE_UPDATE_DATE, MARK_AS_FEED.CREATION_DATE, MARK_AS_FEED.IS_VISIBLE, NR_SAVED_READERS.STORY_ID SAVED_STORY_ID from ( select STORY_ID, SOURCE_TYPE, ROLLUP_ENTRY_ID, IS_BROADCAST, NOTE_TEXT, NOTE_UPDATE_DATE, CREATION_DATE,IS_VISIBLE FROM HOMEPAGE.NR_SAVED_READERS WHERE IS_VISIBLE = 1 AND READER_ID = ? AND SOURCE_TYPE = ? ORDER BY CREATION_DATE DESC fetch first 20 rows only ) MARK_AS_FEED LEFT JOIN HOMEPAGE.NR_SAVED_READERS NR_SAVED_READERS ON MARK_AS_FEED.STORY_ID = NR_SAVED_READERS.STORY_ID AND NR_SAVED_READERS.READER_ID = ? ) TEMP ORDER BY CREATION_DATE DE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ORY_ID, SOURCE_TYPE, ROLLUP_ENTRY_ID, IS_BROADCAST, NOTE_TEXT, NOTE_UPDATE_DATE, CREATION_DATE, SAVED_STORY_ID, IS_VISIBLE from ( SELECT MARK_AS_FEED.STORY_ID, MARK_AS_FEED.SOURCE_TYPE, MARK_AS_FEED.ROLLUP_ENTRY_ID, MARK_AS_FEED.IS_BROADCAST, MARK_AS_FEED.NOTE_TEXT, MARK_AS_FEED.NOTE_UPDATE_DATE, MARK_AS_FEED.CREATION_DATE, MARK_AS_FEED.IS_VISIBLE, NR_SAVED_READERS.STORY_ID SAVED_STORY_ID from ( select STORY_ID, SOURCE_TYPE, ROLLUP_ENTRY_ID, IS_BROADCAST, NOTE_TEXT, NOTE_UPDATE_DATE, CREATION_DATE,IS_VISIBLE FROM HOMEPAGE.NR_SAVED_READERS WHERE IS_VISIBLE = 1 AND READER_ID = ? ORDER BY CREATION_DATE DESC fetch first 20 rows only ) MARK_AS_FEED LEFT JOIN HOMEPAGE.NR_SAVED_READERS NR_SAVED_READERS ON MARK_AS_FEED.STORY_ID = NR_SAVED_READERS.STORY_ID AND NR_SAVED_READERS.READER_ID = ? ) TEMP ORDER BY CREATION_DATE DESC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"/>
          <table:table-cell table:style-name="ce1" office:value-type="string">
            <text:p>AS SEARCH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>
            <text:p>SELECT XML_DATA FROM HOMEPAGE.NR_AS_COLLECTION_CONFIG WHERE COLLECTION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XML_DATA FROM HOMEPAGE.NR_AS_CRAWLER_STATUS WHERE COLLECTION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HOMEPAGE.NR_AS_COLLECTION_CONFI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STAT_ID, STAT_NAME, STAT_VALUE, STAT_UPDATE_DATE FROM HOMEPAGE.NR_AS_CONTENT_INDEX_STATS WHERE STAT_NAME = ?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3" office:value-type="string">
            <text:p>EMD_RESOURCE_PREF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LECT DISTINCT(ERP.PERSON_ID) FROM HOMEPAGE.EMD_RESOURCE_PREF ERP, HOMEPAGE.NR_COMM_PERSON_FOLLOW CPF, HOMEPAGE.NR_COMMUNITIES_READERS READER WHERE ERP.FREQUENCY_TYPE = 2 AND (ERP.RESOURCE_TYPE = ? OR ERP.RESOURCE_TYPE = ? ) AND ERP.PERSON_ID = CPF.PERSON_ID AND CPF.PERSON_COMMUNITY_ID = READER.READER_ID AND READER.STORY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DISTINCT(ERP.PERSON_ID) FROM HOMEPAGE.EMD_RESOURCE_PREF ERP, HOMEPAGE.NR_COMM_PERSON_FOLLOW CPF, HOMEPAGE.NR_PROFILES_READERS READER WHERE ERP.FREQUENCY_TYPE = 2 AND (ERP.RESOURCE_TYPE = ? OR ERP.RESOURCE_TYPE = ? ) AND ERP.PERSON_ID = CPF.PERSON_ID AND CPF.PERSON_COMMUNITY_ID = READER.READER_ID AND READER.STORY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DISTINCT(ERP.PERSON_ID) FROM HOMEPAGE.EMD_RESOURCE_PREF ERP, HOMEPAGE.NR_COMMUNITIES_READERS READER WHERE ERP.FREQUENCY_TYPE = 2 AND (ERP.RESOURCE_TYPE = ? OR ERP.RESOURCE_TYPE = ? ) AND ERP.PERSON_ID = READER.READER_ID AND READER.STORY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DISTINCT(ERP.PERSON_ID) FROM HOMEPAGE.EMD_RESOURCE_PREF ERP, HOMEPAGE.NR_FORUMS_READERS READER WHERE ERP.FREQUENCY_TYPE = 2 AND (ERP.RESOURCE_TYPE = ? OR ERP.RESOURCE_TYPE = ? ) AND ERP.PERSON_ID = READER.READER_ID AND READER.STORY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DISTINCT(ERP.PERSON_ID) FROM HOMEPAGE.EMD_RESOURCE_PREF ERP, HOMEPAGE.NR_MENTIONS_READERS READER WHERE ERP.FREQUENCY_TYPE = 2 AND (ERP.RESOURCE_TYPE = ? OR ERP.RESOURCE_TYPE = ? ) AND ERP.PERSON_ID = READER.READER_ID AND READER.STORY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DISTINCT(ERP.PERSON_ID) FROM HOMEPAGE.EMD_RESOURCE_PREF ERP, HOMEPAGE.NR_PROFILES_READERS READER WHERE ERP.FREQUENCY_TYPE = 2 AND (ERP.RESOURCE_TYPE = ? OR ERP.RESOURCE_TYPE = ? ) AND ERP.PERSON_ID = READER.READER_ID AND READER.STORY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DISTINCT(ERP.PERSON_ID) FROM HOMEPAGE.EMD_RESOURCE_PREF ERP, HOMEPAGE.NR_RESPONSES_READERS READER WHERE ERP.FREQUENCY_TYPE = 2 AND (ERP.RESOURCE_TYPE = ? OR ERP.RESOURCE_TYPE = ? ) AND ERP.PERSON_ID = READER.READER_ID AND READER.STORY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DISTINCT(ERP.PERSON_ID) FROM HOMEPAGE.EMD_RESOURCE_PREF ERP, HOMEPAGE.NR_TAGS_READERS READER WHERE ERP.FREQUENCY_TYPE = 2 AND (ERP.RESOURCE_TYPE = ? OR ERP.RESOURCE_TYPE = ? ) AND ERP.PERSON_ID = READER.READER_ID AND READER.STORY_ID =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DISTINCT(PERSON_ID) from HOMEPAGE.EMD_RESOURCE_PREF where PERSON_ID NOT IN (SELECT PERSON_ID FROM HOMEPAGE.EMD_RESOURCE_PREF WHERE RESOURCE_TYPE = ?)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1"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name="unnamed1" table:target-range-address="Sheet1.B1:Sheet1.B104850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Arial" svg:font-family="'Liberation SansAria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1.25cm"/>
      <style:text-properties style:font-name="Liberation Sans" fo:language="en" fo:country="I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 $(</number:text>
      <number:number number:decimal-places="0" number:min-integer-digits="1" number:grouping="true"/>
      <number:text>)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0" number:min-integer-digits="1" number:grouping="true"/>
      <number:text> </number:text>
    </number:number-style>
    <number:number-style style:name="N116P1" style:volatile="true">
      <number:text>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 (</number:text>
      <number:number number:decimal-places="2" number:min-integer-digits="1" number:grouping="true"/>
      <number:text>)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">
      <number:number number:decimal-places="1" number:min-integer-digits="1" number:grouping="true"/>
    </number:number-style>
    <number:percentage-style style:name="N124">
      <number:number number:decimal-places="1" number:min-integer-digits="1"/>
      <number:text>%</number:text>
    </number:percentage-style>
    <number:number-style style:name="N125">
      <number:number number:decimal-places="3" number:min-integer-digits="1" number:decimal-replacement="" number:grouping="true"/>
    </number:number-style>
    <number:number-style style:name="N126">
      <number:number number:decimal-places="1" number:min-integer-digits="1"/>
    </number:number-style>
    <number:date-style style:name="N10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IE">
      <number:day number:style="long"/>
      <number:text>-</number:text>
      <number:month number:textual="true"/>
    </number:date-style>
    <number:date-style style:name="N10108" number:language="en" number:country="IE">
      <number:month number:textual="true"/>
      <number:text>-</number:text>
      <number:year/>
    </number:date-style>
    <number:time-style style:name="N10109" number:language="en" number:country="IE">
      <number:hours/>
      <number:text>:</number:text>
      <number:minutes number:style="long"/>
      <number:text> </number:text>
      <number:am-pm/>
    </number:time-style>
    <number:time-style style:name="N10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en" number:country="IE">
      <number:text>€</number:text>
      <number:number number:decimal-places="0" number:min-integer-digits="1" number:grouping="true"/>
    </number:number-style>
    <number:number-style style:name="N10112" number:language="en" number:country="IE">
      <number:text>-€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en" number:country="IE">
      <number:text>€</number:text>
      <number:number number:decimal-places="0" number:min-integer-digits="1" number:grouping="true"/>
    </number:number-style>
    <number:number-style style:name="N10113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0113P0"/>
    </number:number-style>
    <number:number-style style:name="N10114P0" style:volatile="true" number:language="en" number:country="IE">
      <number:text>€</number:text>
      <number:number number:decimal-places="2" number:min-integer-digits="1" number:grouping="true"/>
    </number:number-style>
    <number:number-style style:name="N10114" number:language="en" number:country="IE">
      <number:text>-€</number:text>
      <number:number number:decimal-places="2" number:min-integer-digits="1" number:grouping="true"/>
      <style:map style:condition="value()&gt;=0" style:apply-style-name="N10114P0"/>
    </number:number-style>
    <number:number-style style:name="N10115P0" style:volatile="true" number:language="en" number:country="IE">
      <number:text>€</number:text>
      <number:number number:decimal-places="2" number:min-integer-digits="1" number:grouping="true"/>
    </number:number-style>
    <number:number-style style:name="N10115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0115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7">17/07/2013</text:date>, <text:time>16:2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7-17T13:45:06</meta:creation-date>
    <dc:date>2013-07-17T16:23:28</dc:date>
    <meta:editing-duration>PT00H08M17S</meta:editing-duration>
    <meta:editing-cycles>2</meta:editing-cycles>
    <meta:generator>IBM_Lotus_Symphony/3.0$Linux OpenOffice.org_project/310m11$Build-9399</meta:generator>
    <meta:document-statistic meta:table-count="3" meta:cell-count="6868" meta:object-count="0"/>
  </office:meta>
</office:document-meta>
</file>